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e64a" officeooo:paragraph-rsid="0000e64a"/>
    </style:style>
    <style:style style:name="P2" style:family="paragraph" style:parent-style-name="Standard">
      <style:text-properties fo:font-size="15pt" officeooo:rsid="0000e64a" officeooo:paragraph-rsid="0000e64a" style:font-size-asian="15pt" style:font-size-complex="15pt"/>
    </style:style>
    <style:style style:name="P3" style:family="paragraph" style:parent-style-name="Standard">
      <style:text-properties officeooo:rsid="0002d332" officeooo:paragraph-rsid="0002d332"/>
    </style:style>
    <style:style style:name="P4" style:family="paragraph" style:parent-style-name="Standard">
      <style:text-properties officeooo:rsid="00047f80" officeooo:paragraph-rsid="00047f80"/>
    </style:style>
    <style:style style:name="P5" style:family="paragraph" style:parent-style-name="Standard">
      <style:text-properties fo:color="#ff3333" officeooo:rsid="00047f80" officeooo:paragraph-rsid="00047f80"/>
    </style:style>
    <style:style style:name="P6" style:family="paragraph" style:parent-style-name="Standard">
      <style:text-properties fo:color="#ff3333" officeooo:rsid="0002d332" officeooo:paragraph-rsid="0002d332"/>
    </style:style>
    <style:style style:name="P7" style:family="paragraph" style:parent-style-name="Standard">
      <style:text-properties fo:color="#ff3333" officeooo:rsid="0005ab2d" officeooo:paragraph-rsid="0005ab2d"/>
    </style:style>
    <style:style style:name="P8" style:family="paragraph" style:parent-style-name="Standard">
      <style:text-properties officeooo:rsid="00052822" officeooo:paragraph-rsid="00052822"/>
    </style:style>
    <style:style style:name="P9" style:family="paragraph" style:parent-style-name="Standard">
      <style:text-properties officeooo:rsid="00052822" officeooo:paragraph-rsid="00052822" fo:background-color="#ffff00"/>
    </style:style>
    <style:style style:name="P10" style:family="paragraph" style:parent-style-name="Standard">
      <style:text-properties officeooo:rsid="000445a4" officeooo:paragraph-rsid="0005ab2d"/>
    </style:style>
    <style:style style:name="P11" style:family="paragraph" style:parent-style-name="Standard">
      <style:text-properties officeooo:rsid="000445a4" officeooo:paragraph-rsid="0005ab2d"/>
    </style:style>
    <style:style style:name="P12" style:family="paragraph" style:parent-style-name="Standard">
      <style:text-properties officeooo:rsid="000795a5" officeooo:paragraph-rsid="000795a5"/>
    </style:style>
    <style:style style:name="T1" style:family="text">
      <style:text-properties fo:color="#ff3333"/>
    </style:style>
    <style:style style:name="T2" style:family="text">
      <style:text-properties fo:color="#ff3333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A </text:span><text:s/></text:p>
      <text:p text:style-name="P1">root@i3-8-2:/home/i3/Desktop/Kaggle/Codes_for_study# THEANO_FLAGS=mode=FAST_RUN,device=gpu,floatX=float32 python <text:span text:style-name="T2">cA</text:span>.py </text:p>
      <text:p text:style-name="P1">Using gpu device 0: GeForce GTX 660 Ti (CNMeM is disabled, cuDNN 4007) </text:p>
      <text:p text:style-name="P1">... loading data </text:p>
      <text:p text:style-name="P1">Training epoch 0, reconstruction cost <text:s/>589.367 <text:s/>jacobian norm <text:s/>20.9993 </text:p>
      <text:p text:style-name="P1">Training epoch 1, reconstruction cost <text:s/>197.307 <text:s/>jacobian norm <text:s/>13.1524 </text:p>
      <text:p text:style-name="P1">Training epoch 2, reconstruction cost <text:s/>202.232 <text:s/>jacobian norm <text:s/>13.227 </text:p>
      <text:p text:style-name="P1">Training epoch 3, reconstruction cost <text:s/>207.825 <text:s/>jacobian norm <text:s/>13.3361 </text:p>
      <text:p text:style-name="P1">Training epoch 4, reconstruction cost <text:s/>211.843 <text:s/>jacobian norm <text:s/>13.4463 </text:p>
      <text:p text:style-name="P1">Training epoch 5, reconstruction cost <text:s/>215.554 <text:s/>jacobian norm <text:s/>13.5295 </text:p>
      <text:p text:style-name="P1">Training epoch 6, reconstruction cost <text:s/>218.364 <text:s/>jacobian norm <text:s/>13.593 </text:p>
      <text:p text:style-name="P1">Training epoch 7, reconstruction cost <text:s/>220.728 <text:s/>jacobian norm <text:s/>13.6593 </text:p>
      <text:p text:style-name="P1">Training epoch 8, reconstruction cost <text:s/>223.125 <text:s/>jacobian norm <text:s/>13.7147 </text:p>
      <text:p text:style-name="P1">Training epoch 9, reconstruction cost <text:s/>225.043 <text:s/>jacobian norm <text:s/>13.7711 </text:p>
      <text:p text:style-name="P1">Training epoch 10, reconstruction cost <text:s/>226.975 <text:s/>jacobian norm <text:s/>13.8158 </text:p>
      <text:p text:style-name="P1">Training epoch 11, reconstruction cost <text:s/>228.916 <text:s/>jacobian norm <text:s/>13.8609 </text:p>
      <text:p text:style-name="P1">Training epoch 12, reconstruction cost <text:s/>230.864 <text:s/>jacobian norm <text:s/>13.8941 </text:p>
      <text:p text:style-name="P1">Training epoch 13, reconstruction cost <text:s/>232.318 <text:s/>jacobian norm <text:s/>13.9398 </text:p>
      <text:p text:style-name="P1">Training epoch 14, reconstruction cost <text:s/>233.776 <text:s/>jacobian norm <text:s/>13.9735 </text:p>
      <text:p text:style-name="P1">Training epoch 15, reconstruction cost <text:s/>235.237 <text:s/>jacobian norm <text:s/>14.0073 </text:p>
      <text:p text:style-name="P1">Training epoch 16, reconstruction cost <text:s/>236.702 <text:s/>jacobian norm <text:s/>14.0413 </text:p>
      <text:p text:style-name="P1">Training epoch 17, reconstruction cost <text:s/>238.169 <text:s/>jacobian norm <text:s/>14.0753 </text:p>
      <text:p text:style-name="P1">Training epoch 18, reconstruction cost <text:s/>239.639 <text:s/>jacobian norm <text:s/>14.1093 </text:p>
      <text:p text:style-name="P1">Training epoch 19, reconstruction cost <text:s/>240.61 <text:s/>jacobian norm <text:s/>14.1316 </text:p>
      <text:p text:style-name="P1">The code for file cA.py ran for 11.24m </text:p>
      <text:p text:style-name="P1"/>
      <text:p text:style-name="P6">dA</text:p>
      <text:p text:style-name="P3">root@i3-8-2:/home/i3/Desktop/Kaggle/Codes_for_study# THEANO_FLAGS=mode=FAST_RUN,device=gpu,floatX=float32 python dA.py </text:p>
      <text:p text:style-name="P3">Using gpu device 0: GeForce GTX 660 Ti (CNMeM is disabled, cuDNN 4007) </text:p>
      <text:p text:style-name="P3">... loading data </text:p>
      <text:p text:style-name="P3">Training epoch 0, cost <text:s/>63.2891 </text:p>
      <text:p text:style-name="P3">Training epoch 1, cost <text:s/>55.7867 </text:p>
      <text:p text:style-name="P3">Training epoch 2, cost <text:s/>54.7631 </text:p>
      <text:p text:style-name="P3">Training epoch 3, cost <text:s/>54.2421 </text:p>
      <text:p text:style-name="P3">Training epoch 4, cost <text:s/>53.8886 </text:p>
      <text:p text:style-name="P3">Training epoch 5, cost <text:s/>53.6203 </text:p>
      <text:p text:style-name="P3">Training epoch 6, cost <text:s/>53.4038 </text:p>
      <text:p text:style-name="P3">Training epoch 7, cost <text:s/>53.222 </text:p>
      <text:p text:style-name="P3">Training epoch 8, cost <text:s/>53.0658 </text:p>
      <text:p text:style-name="P3">Training epoch 9, cost <text:s/>52.9296 </text:p>
      <text:p text:style-name="P3">Training epoch 10, cost <text:s/>52.8094 </text:p>
      <text:p text:style-name="P3">Training epoch 11, cost <text:s/>52.7024 </text:p>
      <text:p text:style-name="P3">Training epoch 12, cost <text:s/>52.6063 </text:p>
      <text:p text:style-name="P3">Training epoch 13, cost <text:s/>52.5191 </text:p>
      <text:p text:style-name="P3">Training epoch 14, cost <text:s/>52.4396 </text:p>
      <text:p text:style-name="P3">The no corruption code for file dA.py ran for 0.93m </text:p>
      <text:p text:style-name="P3">Training epoch 0, cost <text:s/>81.7714 </text:p>
      <text:p text:style-name="P3">Training epoch 1, cost <text:s/>73.4287 </text:p>
      <text:p text:style-name="P3">Training epoch 2, cost <text:s/>70.8633 </text:p>
      <text:p text:style-name="P3">Training epoch 3, cost <text:s/>69.3397 </text:p>
      <text:p text:style-name="P3"><text:soft-page-break/>Training epoch 4, cost <text:s/>68.4135 </text:p>
      <text:p text:style-name="P3">Training epoch 5, cost <text:s/>67.7237 </text:p>
      <text:p text:style-name="P3">Training epoch 6, cost <text:s/>67.2401 </text:p>
      <text:p text:style-name="P3">Training epoch 7, cost <text:s/>66.8494 </text:p>
      <text:p text:style-name="P3">Training epoch 8, cost <text:s/>66.5664 </text:p>
      <text:p text:style-name="P3">Training epoch 9, cost <text:s/>66.3591 </text:p>
      <text:p text:style-name="P3">Training epoch 10, cost <text:s/>66.1337 </text:p>
      <text:p text:style-name="P3">Training epoch 11, cost <text:s/>65.9894 </text:p>
      <text:p text:style-name="P3">Training epoch 12, cost <text:s/>65.8343 </text:p>
      <text:p text:style-name="P3">Training epoch 13, cost <text:s/>65.7185 </text:p>
      <text:p text:style-name="P3">Training epoch 14, cost <text:s/>65.6011 </text:p>
      <text:p text:style-name="P3">The 30% corruption code for file dA.py ran for 0.99m</text:p>
      <text:p text:style-name="P3"/>
      <text:p text:style-name="P5">SdA</text:p>
      <text:p text:style-name="P4">root@i3-8-2:/home/i3/Desktop/Kaggle/Codes_for_study# THEANO_FLAGS=mode=FAST_RUN,device=gpu,floatX=float32 python SdA.py </text:p>
      <text:p text:style-name="P4">Using gpu device 0: GeForce GTX 660 Ti (CNMeM is disabled, cuDNN 4007) </text:p>
      <text:p text:style-name="P4">... loading data </text:p>
      <text:p text:style-name="P4">... building the model </text:p>
      <text:p text:style-name="P4">... getting the pretraining functions </text:p>
      <text:p text:style-name="P4">... pre-training the model </text:p>
      <text:p text:style-name="P4">Pre-training layer 0, epoch 0, cost 71.648140 </text:p>
      <text:p text:style-name="P4">Pre-training layer 0, epoch 1, cost 63.687420 </text:p>
      <text:p text:style-name="P4">Pre-training layer 0, epoch 2, cost 62.291809 </text:p>
      <text:p text:style-name="P4">Pre-training layer 0, epoch 3, cost 61.580303 </text:p>
      <text:p text:style-name="P4">Pre-training layer 0, epoch 4, cost 61.153786 </text:p>
      <text:p text:style-name="P4">Pre-training layer 0, epoch 5, cost 60.873829 </text:p>
      <text:p text:style-name="P4">Pre-training layer 0, epoch 6, cost 60.607960 </text:p>
      <text:p text:style-name="P4">Pre-training layer 0, epoch 7, cost 60.413250 </text:p>
      <text:p text:style-name="P4">Pre-training layer 0, epoch 8, cost 60.205448 </text:p>
      <text:p text:style-name="P4">Pre-training layer 0, epoch 9, cost 60.040813 </text:p>
      <text:p text:style-name="P4">Pre-training layer 0, epoch 10, cost 59.906651 </text:p>
      <text:p text:style-name="P4">Pre-training layer 0, epoch 11, cost 59.726734 </text:p>
      <text:p text:style-name="P4">Pre-training layer 0, epoch 12, cost 59.563992 </text:p>
      <text:p text:style-name="P4">Pre-training layer 0, epoch 13, cost 59.473324 </text:p>
      <text:p text:style-name="P4">Pre-training layer 0, epoch 14, cost 59.331375 </text:p>
      <text:p text:style-name="P4">Pre-training layer 1, epoch 0, cost 482.216309 </text:p>
      <text:p text:style-name="P4">Pre-training layer 1, epoch 1, cost 464.951599 </text:p>
      <text:p text:style-name="P4">Pre-training layer 1, epoch 2, cost 461.491730 </text:p>
      <text:p text:style-name="P4">Pre-training layer 1, epoch 3, cost 459.550049 </text:p>
      <text:p text:style-name="P4">Pre-training layer 1, epoch 4, cost 458.167358 </text:p>
      <text:p text:style-name="P4">Pre-training layer 1, epoch 5, cost 457.030548 </text:p>
      <text:p text:style-name="P4">Pre-training layer 1, epoch 6, cost 456.073883 </text:p>
      <text:p text:style-name="P4">Pre-training layer 1, epoch 7, cost 455.255646 </text:p>
      <text:p text:style-name="P4">Pre-training layer 1, epoch 8, cost 454.497284 </text:p>
      <text:p text:style-name="P4">Pre-training layer 1, epoch 9, cost 453.839478 </text:p>
      <text:p text:style-name="P4">Pre-training layer 1, epoch 10, cost 453.261963 </text:p>
      <text:p text:style-name="P4">Pre-training layer 1, epoch 11, cost 452.728912 </text:p>
      <text:p text:style-name="P4">Pre-training layer 1, epoch 12, cost 452.250916 </text:p>
      <text:p text:style-name="P4">Pre-training layer 1, epoch 13, cost 451.861725 </text:p>
      <text:p text:style-name="P4">Pre-training layer 1, epoch 14, cost 451.498871 </text:p>
      <text:p text:style-name="P4">Pre-training layer 2, epoch 0, cost 196.515564 </text:p>
      <text:p text:style-name="P4"><text:soft-page-break/>Pre-training layer 2, epoch 1, cost 183.889633 </text:p>
      <text:p text:style-name="P4">Pre-training layer 2, epoch 2, cost 181.731583 </text:p>
      <text:p text:style-name="P4">Pre-training layer 2, epoch 3, cost 180.531281 </text:p>
      <text:p text:style-name="P4">Pre-training layer 2, epoch 4, cost 179.690247 </text:p>
      <text:p text:style-name="P4">Pre-training layer 2, epoch 5, cost 179.107758 </text:p>
      <text:p text:style-name="P4">Pre-training layer 2, epoch 6, cost 178.581314 </text:p>
      <text:p text:style-name="P4">Pre-training layer 2, epoch 7, cost 178.146179 </text:p>
      <text:p text:style-name="P4">Pre-training layer 2, epoch 8, cost 177.777298 </text:p>
      <text:p text:style-name="P4">Pre-training layer 2, epoch 9, cost 177.480957 </text:p>
      <text:p text:style-name="P4">Pre-training layer 2, epoch 10, cost 177.198441 </text:p>
      <text:p text:style-name="P4">Pre-training layer 2, epoch 11, cost 176.951279 </text:p>
      <text:p text:style-name="P4">Pre-training layer 2, epoch 12, cost 176.725800 </text:p>
      <text:p text:style-name="P4">Pre-training layer 2, epoch 13, cost 176.494614 </text:p>
      <text:p text:style-name="P4">Pre-training layer 2, epoch 14, cost 176.348267 </text:p>
      <text:p text:style-name="P4">The pretraining code for file SdA.py ran for 56.70m </text:p>
      <text:p text:style-name="P4">... getting the finetuning functions </text:p>
      <text:p text:style-name="P4">... finetunning the model </text:p>
      <text:p text:style-name="P4">epoch 1, minibatch 50000/50000, validation error 4.220000 % </text:p>
      <text:p text:style-name="P4"><text:s text:c="5"/>epoch 1, minibatch 50000/50000, test error of best model 4.860000 % </text:p>
      <text:p text:style-name="P4">epoch 2, minibatch 50000/50000, validation error 2.960000 % </text:p>
      <text:p text:style-name="P4"><text:s text:c="5"/>epoch 2, minibatch 50000/50000, test error of best model 3.060000 % </text:p>
      <text:p text:style-name="P4">epoch 3, minibatch 50000/50000, validation error 3.070000 % </text:p>
      <text:p text:style-name="P4">epoch 4, minibatch 50000/50000, validation error 2.710000 % </text:p>
      <text:p text:style-name="P4"><text:s text:c="5"/>epoch 4, minibatch 50000/50000, test error of best model 2.700000 % </text:p>
      <text:p text:style-name="P4">epoch 5, minibatch 50000/50000, validation error 2.040000 % </text:p>
      <text:p text:style-name="P4"><text:s text:c="5"/>epoch 5, minibatch 50000/50000, test error of best model 2.110000 % </text:p>
      <text:p text:style-name="P4">epoch 6, minibatch 50000/50000, validation error 2.270000 % </text:p>
      <text:p text:style-name="P4">epoch 7, minibatch 50000/50000, validation error 2.740000 % </text:p>
      <text:p text:style-name="P4">epoch 8, minibatch 50000/50000, validation error 1.930000 % </text:p>
      <text:p text:style-name="P4"><text:s text:c="5"/>epoch 8, minibatch 50000/50000, test error of best model 1.850000 % </text:p>
      <text:p text:style-name="P4">epoch 9, minibatch 50000/50000, validation error 2.100000 % </text:p>
      <text:p text:style-name="P4">epoch 10, minibatch 50000/50000, validation error 1.830000 % </text:p>
      <text:p text:style-name="P4"><text:s text:c="5"/>epoch 10, minibatch 50000/50000, test error of best model 1.740000 % </text:p>
      <text:p text:style-name="P4">epoch 11, minibatch 50000/50000, validation error 1.880000 % </text:p>
      <text:p text:style-name="P4">epoch 12, minibatch 50000/50000, validation error 1.690000 % </text:p>
      <text:p text:style-name="P4"><text:s text:c="5"/>epoch 12, minibatch 50000/50000, test error of best model 1.710000 % </text:p>
      <text:p text:style-name="P4">epoch 13, minibatch 50000/50000, validation error 1.720000 % </text:p>
      <text:p text:style-name="P4">epoch 14, minibatch 50000/50000, validation error 1.670000 % </text:p>
      <text:p text:style-name="P4"><text:s text:c="5"/>epoch 14, minibatch 50000/50000, test error of best model 1.490000 % </text:p>
      <text:p text:style-name="P4">epoch 15, minibatch 50000/50000, validation error 1.900000 % </text:p>
      <text:p text:style-name="P4">epoch 16, minibatch 50000/50000, validation error 1.620000 % </text:p>
      <text:p text:style-name="P4"><text:s text:c="5"/>epoch 16, minibatch 50000/50000, test error of best model 1.720000 % </text:p>
      <text:p text:style-name="P4">epoch 17, minibatch 50000/50000, validation error 1.790000 % </text:p>
      <text:p text:style-name="P4">epoch 18, minibatch 50000/50000, validation error 1.640000 % </text:p>
      <text:p text:style-name="P4">epoch 19, minibatch 50000/50000, validation error 1.620000 % </text:p>
      <text:p text:style-name="P4">epoch 20, minibatch 50000/50000, validation error 1.500000 % </text:p>
      <text:p text:style-name="P4"><text:s text:c="5"/>epoch 20, minibatch 50000/50000, test error of best model 1.490000 % </text:p>
      <text:p text:style-name="P4">epoch 21, minibatch 50000/50000, validation error 1.540000 % </text:p>
      <text:p text:style-name="P4">epoch 22, minibatch 50000/50000, validation error 1.520000 % </text:p>
      <text:p text:style-name="P4">epoch 23, minibatch 50000/50000, validation error 1.490000 % </text:p>
      <text:p text:style-name="P4"><text:s text:c="5"/>epoch 23, minibatch 50000/50000, test error of best model 1.410000 % </text:p>
      <text:p text:style-name="P4">epoch 24, minibatch 50000/50000, validation error 1.480000 % </text:p>
      <text:p text:style-name="P4"><text:soft-page-break/><text:s text:c="5"/>epoch 24, minibatch 50000/50000, test error of best model 1.420000 % </text:p>
      <text:p text:style-name="P4">epoch 25, minibatch 50000/50000, validation error 1.460000 % </text:p>
      <text:p text:style-name="P4"><text:s text:c="5"/>epoch 25, minibatch 50000/50000, test error of best model 1.420000 % </text:p>
      <text:p text:style-name="P4">epoch 26, minibatch 50000/50000, validation error 1.450000 % </text:p>
      <text:p text:style-name="P4"><text:s text:c="5"/>epoch 26, minibatch 50000/50000, test error of best model 1.420000 % </text:p>
      <text:p text:style-name="P4">epoch 27, minibatch 50000/50000, validation error 1.450000 % </text:p>
      <text:p text:style-name="P4">epoch 28, minibatch 50000/50000, validation error 1.460000 % </text:p>
      <text:p text:style-name="P4">epoch 29, minibatch 50000/50000, validation error 1.470000 % </text:p>
      <text:p text:style-name="P4">epoch 30, minibatch 50000/50000, validation error 1.480000 % </text:p>
      <text:p text:style-name="P4">epoch 31, minibatch 50000/50000, validation error 1.480000 % </text:p>
      <text:p text:style-name="P4">epoch 32, minibatch 50000/50000, validation error 1.480000 % </text:p>
      <text:p text:style-name="P4">epoch 33, minibatch 50000/50000, validation error 1.480000 % </text:p>
      <text:p text:style-name="P4">epoch 34, minibatch 50000/50000, validation error 1.490000 % </text:p>
      <text:p text:style-name="P4">epoch 35, minibatch 50000/50000, validation error 1.490000 % </text:p>
      <text:p text:style-name="P4">epoch 36, minibatch 50000/50000, validation error 1.490000 % </text:p>
      <text:p text:style-name="P4">epoch 37, minibatch 50000/50000, validation error 1.490000 % </text:p>
      <text:p text:style-name="P4">epoch 38, minibatch 50000/50000, validation error 1.490000 % </text:p>
      <text:p text:style-name="P4">epoch 39, minibatch 50000/50000, validation error 1.500000 % </text:p>
      <text:p text:style-name="P4">epoch 40, minibatch 50000/50000, validation error 1.490000 % </text:p>
      <text:p text:style-name="P4">epoch 41, minibatch 50000/50000, validation error 1.490000 % </text:p>
      <text:p text:style-name="P4">epoch 42, minibatch 50000/50000, validation error 1.490000 % </text:p>
      <text:p text:style-name="P4">epoch 43, minibatch 50000/50000, validation error 1.490000 % </text:p>
      <text:p text:style-name="P4">epoch 44, minibatch 50000/50000, validation error 1.490000 % </text:p>
      <text:p text:style-name="P4">epoch 45, minibatch 50000/50000, validation error 1.490000 % </text:p>
      <text:p text:style-name="P4">epoch 46, minibatch 50000/50000, validation error 1.490000 % </text:p>
      <text:p text:style-name="P4">epoch 47, minibatch 50000/50000, validation error 1.490000 % </text:p>
      <text:p text:style-name="P4">epoch 48, minibatch 50000/50000, validation error 1.490000 % </text:p>
      <text:p text:style-name="P4">epoch 49, minibatch 50000/50000, validation error 1.490000 % </text:p>
      <text:p text:style-name="P4">epoch 50, minibatch 50000/50000, validation error 1.490000 % </text:p>
      <text:p text:style-name="P4">epoch 51, minibatch 50000/50000, validation error 1.490000 % </text:p>
      <text:p text:style-name="P4">Optimization complete with best validation score of 1.450000 %, on iteration 1300000, with test performance 1.420000 % </text:p>
      <text:p text:style-name="P4">The training code for file SdA.py ran for 86.82m</text:p>
      <text:p text:style-name="P4"/>
      <text:p text:style-name="P4"/>
      <text:p text:style-name="P4"/>
      <text:p text:style-name="P4"/>
      <text:p text:style-name="P9">0624</text:p>
      <text:p text:style-name="P8">root@i3-8-2:/home/i3/Desktop/Kaggle/Data/DataDriverDetection/input # THEANO_FLAGS=mode=FAST_RUN,device=gpu,floatX=float32 python script.py </text:p>
      <text:p text:style-name="P8">Using Theano backend. </text:p>
      <text:p text:style-name="P8">/usr/lib/python2.7/dist-packages/scipy/lib/_util.py:35: DeprecationWarning: Module scipy.linalg.blas.fblas is deprecated, use scipy.linalg.blas instead </text:p>
      <text:p text:style-name="P8"><text:s text:c="2"/>DeprecationWarning) </text:p>
      <text:p text:style-name="P8">/usr/lib/python2.7/dist-packages/scipy/lib/_util.py:35: DeprecationWarning: Module scipy.linalg.blas.fblas is deprecated, use scipy.linalg.blas instead </text:p>
      <text:p text:style-name="P8"><text:s text:c="2"/>DeprecationWarning) </text:p>
      <text:p text:style-name="P8">/usr/lib/python2.7/dist-packages/scipy/lib/_util.py:35: DeprecationWarning: Module scipy.linalg.blas.fblas is deprecated, use scipy.linalg.blas instead </text:p>
      <text:p text:style-name="P8"><text:s text:c="2"/>DeprecationWarning) </text:p>
      <text:p text:style-name="P8">/usr/lib/python2.7/dist-packages/scipy/lib/_util.py:35: DeprecationWarning: Module scipy.linalg.blas.fblas is deprecated, use scipy.linalg.blas instead </text:p>
      <text:p text:style-name="P8"><text:soft-page-break/><text:s text:c="2"/>DeprecationWarning) </text:p>
      <text:p text:style-name="P8">/usr/lib/python2.7/dist-packages/scipy/lib/_util.py:35: DeprecationWarning: Module scipy.linalg.blas.fblas is deprecated, use scipy.linalg.blas instead </text:p>
      <text:p text:style-name="P8"><text:s text:c="2"/>DeprecationWarning) </text:p>
      <text:p text:style-name="P8">/usr/lib/python2.7/dist-packages/scipy/lib/_util.py:35: DeprecationWarning: Module scipy.linalg.blas.fblas is deprecated, use scipy.linalg.blas instead </text:p>
      <text:p text:style-name="P8"><text:s text:c="2"/>DeprecationWarning) </text:p>
      <text:p text:style-name="P8">/usr/lib/python2.7/dist-packages/scipy/lib/_util.py:35: DeprecationWarning: Module scipy.linalg.blas.fblas is deprecated, use scipy.linalg.blas instead </text:p>
      <text:p text:style-name="P8"><text:s text:c="2"/>DeprecationWarning) </text:p>
      <text:p text:style-name="P8">/usr/lib/python2.7/dist-packages/scipy/lib/_util.py:35: DeprecationWarning: Module scipy.linalg.blas.fblas is deprecated, use scipy.linalg.blas instead </text:p>
      <text:p text:style-name="P8"><text:s text:c="2"/>DeprecationWarning) </text:p>
      <text:p text:style-name="P8">Using gpu device 0: GeForce GTX 660 Ti (CNMeM is disabled, cuDNN 4007) </text:p>
      <text:p text:style-name="P8">Read drivers data </text:p>
      <text:p text:style-name="P8">Read train images </text:p>
      <text:p text:style-name="P8">Load folder c0 </text:p>
      <text:p text:style-name="P8">Load folder c1 </text:p>
      <text:p text:style-name="P8">Load folder c2 </text:p>
      <text:p text:style-name="P8">Load folder c3 </text:p>
      <text:p text:style-name="P8">Load folder c4 </text:p>
      <text:p text:style-name="P8">Load folder c5 </text:p>
      <text:p text:style-name="P8">Load folder c6 </text:p>
      <text:p text:style-name="P8">Load folder c7 </text:p>
      <text:p text:style-name="P8">Load folder c8 </text:p>
      <text:p text:style-name="P8">Load folder c9 </text:p>
      <text:p text:style-name="P8">Read train data time: 233.34 seconds </text:p>
      <text:p text:style-name="P8">Unique drivers: 26 </text:p>
      <text:p text:style-name="P8">['p002', 'p012', 'p014', 'p015', 'p016', 'p021', 'p022', 'p024', 'p026', 'p035', 'p039', 'p041', 'p042', 'p045', 'p047', 'p049', 'p050', 'p051', 'p052', 'p056', 'p061', 'p064', 'p066', 'p072', 'p075', 'p081'] </text:p>
      <text:p text:style-name="P8">('Train shape:', (22424, 1, 64, 64)) </text:p>
      <text:p text:style-name="P8">(22424, 'train samples') </text:p>
      <text:p text:style-name="P8">Read test images </text:p>
      <text:p text:style-name="P8">Read 7972 images from 79726 </text:p>
      <text:p text:style-name="P8">Read 15944 images from 79726 </text:p>
      <text:p text:style-name="P8">Read 23916 images from 79726 </text:p>
      <text:p text:style-name="P8">Read 31888 images from 79726 </text:p>
      <text:p text:style-name="P8">Read 39860 images from 79726 </text:p>
      <text:p text:style-name="P8">Read 47832 images from 79726 </text:p>
      <text:p text:style-name="P8">Read 55804 images from 79726 </text:p>
      <text:p text:style-name="P8">Read 63776 images from 79726 </text:p>
      <text:p text:style-name="P8">Read 71748 images from 79726 </text:p>
      <text:p text:style-name="P8">Read 79720 images from 79726 </text:p>
      <text:p text:style-name="P8">Read test data time: 1034.08 seconds </text:p>
      <text:p text:style-name="P8">('Test shape:', (79726, 1, 64, 64)) </text:p>
      <text:p text:style-name="P8">(79726, 'test samples') </text:p>
      <text:p text:style-name="P8">Start KFold number 1 from 13 </text:p>
      <text:p text:style-name="P8">('Split train: ', 20547, 20547) </text:p>
      <text:p text:style-name="P8">('Split valid: ', 1877, 1877) </text:p>
      <text:p text:style-name="P8">('Train drivers: ', ['p002', 'p012', 'p014', 'p015', 'p016', 'p021', 'p022', 'p026', 'p035', 'p041', 'p042', 'p045', 'p047', 'p049', 'p050', 'p051', 'p052', 'p056', 'p061', 'p064', 'p066', 'p072', 'p075', 'p081']) </text:p>
      <text:p text:style-name="P8">('Test drivers: ', ['p024', 'p039']) </text:p>
      <text:p text:style-name="P8"><text:soft-page-break/>Train on 20547 samples, validate on 1877 samples </text:p>
      <text:p text:style-name="P8">Epoch 1/50 </text:p>
      <text:p text:style-name="P8">20547/20547 [==============================] - 18s - loss: 2.7026 - val_loss: 1.9845 </text:p>
      <text:p text:style-name="P8">Epoch 2/50 </text:p>
      <text:p text:style-name="P8">20547/20547 [==============================] - 18s - loss: 1.8637 - val_loss: 1.5659 </text:p>
      <text:p text:style-name="P8">Epoch 3/50 </text:p>
      <text:p text:style-name="P8">20547/20547 [==============================] - 18s - loss: 1.4698 - val_loss: 1.1223 </text:p>
      <text:p text:style-name="P8">Epoch 4/50 </text:p>
      <text:p text:style-name="P8">20547/20547 [==============================] - 18s - loss: 1.2052 - val_loss: 1.0406 </text:p>
      <text:p text:style-name="P8">Epoch 5/50 </text:p>
      <text:p text:style-name="P8">20547/20547 [==============================] - 18s - loss: 1.0354 - val_loss: 1.0121 </text:p>
      <text:p text:style-name="P8">Epoch 6/50 </text:p>
      <text:p text:style-name="P8">20547/20547 [==============================] - 17s - loss: 0.9222 - val_loss: 1.1478 </text:p>
      <text:p text:style-name="P8">Epoch 7/50 </text:p>
      <text:p text:style-name="P8">20547/20547 [==============================] - 18s - loss: 0.8589 - val_loss: 0.8157 </text:p>
      <text:p text:style-name="P8">Epoch 8/50 </text:p>
      <text:p text:style-name="P8">20547/20547 [==============================] - 17s - loss: 0.8011 - val_loss: 0.8191 </text:p>
      <text:p text:style-name="P8">Epoch 9/50 </text:p>
      <text:p text:style-name="P8">20547/20547 [==============================] - 18s - loss: 0.7684 - val_loss: 0.7854 </text:p>
      <text:p text:style-name="P8">Epoch 10/50 </text:p>
      <text:p text:style-name="P8">20547/20547 [==============================] - 17s - loss: 0.7327 - val_loss: 0.8986 </text:p>
      <text:p text:style-name="P8">Epoch 11/50 </text:p>
      <text:p text:style-name="P8">20547/20547 [==============================] - 17s - loss: 0.7139 - val_loss: 0.7857 </text:p>
      <text:p text:style-name="P8">1877/1877 [==============================] - 0s <text:s text:c="4"/></text:p>
      <text:p text:style-name="P8">('Score log_loss: ', 0.78544859160492742) </text:p>
      <text:p text:style-name="P8">79726/79726 [==============================] - 28s <text:s text:c="4"/></text:p>
      <text:p text:style-name="P8">Start KFold number 2 from 13 </text:p>
      <text:p text:style-name="P8">('Split train: ', 20882, 20882) </text:p>
      <text:p text:style-name="P8">('Split valid: ', 1542, 1542) </text:p>
      <text:p text:style-name="P8">('Train drivers: ', ['p002', 'p012', 'p014', 'p015', 'p016', 'p021', 'p022', 'p024', 'p035', 'p039', 'p041', 'p042', 'p045', 'p047', 'p049', 'p050', 'p051', 'p052', 'p056', 'p061', 'p064', 'p066', 'p075', 'p081']) </text:p>
      <text:p text:style-name="P8">('Test drivers: ', ['p026', 'p072']) </text:p>
      <text:p text:style-name="P8">Train on 20882 samples, validate on 1542 samples </text:p>
      <text:p text:style-name="P8">Epoch 1/50 </text:p>
      <text:p text:style-name="P8">20882/20882 [==============================] - 18s - loss: 0.7448 - val_loss: 0.5528 </text:p>
      <text:p text:style-name="P8">Epoch 2/50 </text:p>
      <text:p text:style-name="P8">20882/20882 [==============================] - 18s - loss: 0.6995 - val_loss: 0.6429 </text:p>
      <text:p text:style-name="P8">Epoch 3/50 </text:p>
      <text:p text:style-name="P8">20882/20882 [==============================] - 18s - loss: 0.6839 - val_loss: 0.8798 </text:p>
      <text:p text:style-name="P8">1542/1542 [==============================] - 0s <text:s text:c="4"/></text:p>
      <text:p text:style-name="P8">('Score log_loss: ', 0.55283706391049869) </text:p>
      <text:p text:style-name="P8">79726/79726 [==============================] - 28s <text:s text:c="4"/></text:p>
      <text:p text:style-name="P8">Start KFold number 3 from 13 </text:p>
      <text:p text:style-name="P8">('Split train: ', 20792, 20792) </text:p>
      <text:p text:style-name="P8">('Split valid: ', 1632, 1632) </text:p>
      <text:p text:style-name="P8">('Train drivers: ', ['p002', 'p014', 'p015', 'p016', 'p021', 'p022', 'p024', 'p026', 'p035', 'p039', 'p041', 'p042', 'p045', 'p047', 'p049', 'p050', 'p051', 'p052', 'p056', 'p064', 'p066', 'p072', 'p075', 'p081']) </text:p>
      <text:p text:style-name="P8">('Test drivers: ', ['p012', 'p061']) </text:p>
      <text:p text:style-name="P8">Train on 20792 samples, validate on 1632 samples </text:p>
      <text:p text:style-name="P8">Epoch 1/50 </text:p>
      <text:p text:style-name="P8">20792/20792 [==============================] - 18s - loss: 0.7399 - val_loss: 0.5407 </text:p>
      <text:p text:style-name="P8">Epoch 2/50 </text:p>
      <text:p text:style-name="P8"><text:soft-page-break/>20792/20792 [==============================] - 18s - loss: 0.6808 - val_loss: 0.5529 </text:p>
      <text:p text:style-name="P8">Epoch 3/50 </text:p>
      <text:p text:style-name="P8">20792/20792 [==============================] - 18s - loss: 0.6706 - val_loss: 0.6474 </text:p>
      <text:p text:style-name="P8">1632/1632 [==============================] - 0s <text:s text:c="4"/></text:p>
      <text:p text:style-name="P8">('Score log_loss: ', 0.54071085276737008) </text:p>
      <text:p text:style-name="P8">79726/79726 [==============================] - 28s <text:s text:c="4"/></text:p>
      <text:p text:style-name="P8">Start KFold number 4 from 13 </text:p>
      <text:p text:style-name="P8">('Split train: ', 20754, 20754) </text:p>
      <text:p text:style-name="P8">('Split valid: ', 1670, 1670) </text:p>
      <text:p text:style-name="P8">('Train drivers: ', ['p002', 'p012', 'p015', 'p016', 'p021', 'p022', 'p024', 'p026', 'p035', 'p039', 'p041', 'p042', 'p045', 'p047', 'p049', 'p050', 'p051', 'p052', 'p061', 'p064', 'p066', 'p072', 'p075', 'p081']) </text:p>
      <text:p text:style-name="P8">('Test drivers: ', ['p014', 'p056']) </text:p>
      <text:p text:style-name="P8">Train on 20754 samples, validate on 1670 samples </text:p>
      <text:p text:style-name="P8">Epoch 1/50 </text:p>
      <text:p text:style-name="P8">20754/20754 [==============================] - 18s - loss: 0.6965 - val_loss: 0.3894 </text:p>
      <text:p text:style-name="P8">Epoch 2/50 </text:p>
      <text:p text:style-name="P8">20754/20754 [==============================] - 18s - loss: 0.6706 - val_loss: 0.5983 </text:p>
      <text:p text:style-name="P8">Epoch 3/50 </text:p>
      <text:p text:style-name="P8">20754/20754 [==============================] - 18s - loss: 0.6601 - val_loss: 0.5233 </text:p>
      <text:p text:style-name="P8">1670/1670 [==============================] - 0s <text:s text:c="4"/></text:p>
      <text:p text:style-name="P8">('Score log_loss: ', 0.3893720676141143) </text:p>
      <text:p text:style-name="P8">79726/79726 [==============================] - 28s <text:s text:c="4"/></text:p>
      <text:p text:style-name="P8">Start KFold number 5 from 13 </text:p>
      <text:p text:style-name="P8">('Split train: ', 20586, 20586) </text:p>
      <text:p text:style-name="P8">('Split valid: ', 1838, 1838) </text:p>
      <text:p text:style-name="P8">('Train drivers: ', ['p002', 'p012', 'p014', 'p015', 'p016', 'p021', 'p024', 'p026', 'p035', 'p039', 'p042', 'p045', 'p047', 'p049', 'p050', 'p051', 'p052', 'p056', 'p061', 'p064', 'p066', 'p072', 'p075', 'p081']) </text:p>
      <text:p text:style-name="P8">('Test drivers: ', ['p022', 'p041']) </text:p>
      <text:p text:style-name="P8">Train on 20586 samples, validate on 1838 samples </text:p>
      <text:p text:style-name="P8">Epoch 1/50 </text:p>
      <text:p text:style-name="P8">20586/20586 [==============================] - 18s - loss: 0.6995 - val_loss: 0.3376 </text:p>
      <text:p text:style-name="P8">Epoch 2/50 </text:p>
      <text:p text:style-name="P8">20586/20586 [==============================] - 18s - loss: 0.6721 - val_loss: 0.2863 </text:p>
      <text:p text:style-name="P8">Epoch 3/50 </text:p>
      <text:p text:style-name="P8">20586/20586 [==============================] - 18s - loss: 0.6462 - val_loss: 0.2586 </text:p>
      <text:p text:style-name="P8">Epoch 4/50 </text:p>
      <text:p text:style-name="P8">20586/20586 [==============================] - 18s - loss: 0.6497 - val_loss: 0.4415 </text:p>
      <text:p text:style-name="P8">Epoch 5/50 </text:p>
      <text:p text:style-name="P8">20586/20586 [==============================] - 18s - loss: 0.6315 - val_loss: 0.3481 </text:p>
      <text:p text:style-name="P8">1838/1838 [==============================] - 0s <text:s text:c="4"/></text:p>
      <text:p text:style-name="P8">('Score log_loss: ', 0.25858331050731859) </text:p>
      <text:p text:style-name="P8">79726/79726 [==============================] - 28s <text:s text:c="4"/></text:p>
      <text:p text:style-name="P8">Start KFold number 6 from 13 </text:p>
      <text:p text:style-name="P8">('Split train: ', 20825, 20825) </text:p>
      <text:p text:style-name="P8">('Split valid: ', 1599, 1599) </text:p>
      <text:p text:style-name="P8">('Train drivers: ', ['p002', 'p012', 'p014', 'p016', 'p021', 'p022', 'p024', 'p026', 'p035', 'p039', 'p041', 'p042', 'p047', 'p049', 'p050', 'p051', 'p052', 'p056', 'p061', 'p064', 'p066', 'p072', 'p075', 'p081']) </text:p>
      <text:p text:style-name="P8">('Test drivers: ', ['p015', 'p045']) </text:p>
      <text:p text:style-name="P8">Train on 20825 samples, validate on 1599 samples </text:p>
      <text:p text:style-name="P8">Epoch 1/50 </text:p>
      <text:p text:style-name="P8">20825/20825 [==============================] - 18s - loss: 0.6469 - val_loss: 0.4411 </text:p>
      <text:p text:style-name="P8">Epoch 2/50 </text:p>
      <text:p text:style-name="P8"><text:soft-page-break/>20825/20825 [==============================] - 18s - loss: 0.6095 - val_loss: 0.3981 </text:p>
      <text:p text:style-name="P8">Epoch 3/50 </text:p>
      <text:p text:style-name="P8">20825/20825 [==============================] - 18s - loss: 0.6054 - val_loss: 0.4831 </text:p>
      <text:p text:style-name="P8">Epoch 4/50 </text:p>
      <text:p text:style-name="P8">20825/20825 [==============================] - 18s - loss: 0.5923 - val_loss: 0.5652 </text:p>
      <text:p text:style-name="P8">1599/1599 [==============================] - 0s <text:s text:c="4"/></text:p>
      <text:p text:style-name="P8">('Score log_loss: ', 0.3980530303730509) </text:p>
      <text:p text:style-name="P8">79726/79726 [==============================] - 28s <text:s text:c="4"/></text:p>
      <text:p text:style-name="P8">Start KFold number 7 from 13 </text:p>
      <text:p text:style-name="P8">('Split train: ', 20335, 20335) </text:p>
      <text:p text:style-name="P8">('Split valid: ', 2089, 2089) </text:p>
      <text:p text:style-name="P8">('Train drivers: ', ['p002', 'p012', 'p014', 'p015', 'p021', 'p022', 'p024', 'p026', 'p035', 'p039', 'p041', 'p042', 'p045', 'p047', 'p050', 'p051', 'p052', 'p056', 'p061', 'p064', 'p066', 'p072', 'p075', 'p081']) </text:p>
      <text:p text:style-name="P8">('Test drivers: ', ['p016', 'p049']) </text:p>
      <text:p text:style-name="P8">Train on 20335 samples, validate on 2089 samples </text:p>
      <text:p text:style-name="P8">Epoch 1/50 </text:p>
      <text:p text:style-name="P8">20335/20335 [==============================] - 17s - loss: 0.6354 - val_loss: 0.1874 </text:p>
      <text:p text:style-name="P8">Epoch 2/50 </text:p>
      <text:p text:style-name="P8">20335/20335 [==============================] - 17s - loss: 0.6177 - val_loss: 0.2017 </text:p>
      <text:p text:style-name="P8">Epoch 3/50 </text:p>
      <text:p text:style-name="P8">20335/20335 [==============================] - 17s - loss: 0.6030 - val_loss: 0.1953 </text:p>
      <text:p text:style-name="P8">2089/2089 [==============================] - 0s <text:s text:c="4"/></text:p>
      <text:p text:style-name="P8">('Score log_loss: ', 0.18742112721186735) </text:p>
      <text:p text:style-name="P8">79726/79726 [==============================] - 28s <text:s text:c="4"/></text:p>
      <text:p text:style-name="P8">Start KFold number 8 from 13 </text:p>
      <text:p text:style-name="P8">('Split train: ', 20913, 20913) </text:p>
      <text:p text:style-name="P8">('Split valid: ', 1511, 1511) </text:p>
      <text:p text:style-name="P8">('Train drivers: ', ['p002', 'p012', 'p014', 'p015', 'p016', 'p021', 'p022', 'p024', 'p026', 'p035', 'p039', 'p041', 'p045', 'p047', 'p049', 'p050', 'p052', 'p056', 'p061', 'p064', 'p066', 'p072', 'p075', 'p081']) </text:p>
      <text:p text:style-name="P8">('Test drivers: ', ['p042', 'p051']) </text:p>
      <text:p text:style-name="P8">Train on 20913 samples, validate on 1511 samples </text:p>
      <text:p text:style-name="P8">Epoch 1/50 </text:p>
      <text:p text:style-name="P8">20913/20913 [==============================] - 18s - loss: 0.6195 - val_loss: 0.2560 </text:p>
      <text:p text:style-name="P8">Epoch 2/50 </text:p>
      <text:p text:style-name="P8">20913/20913 [==============================] - 18s - loss: 0.6226 - val_loss: 0.2297 </text:p>
      <text:p text:style-name="P8">Epoch 3/50 </text:p>
      <text:p text:style-name="P8">20913/20913 [==============================] - 18s - loss: 0.6055 - val_loss: 0.3397 </text:p>
      <text:p text:style-name="P8">Epoch 4/50 </text:p>
      <text:p text:style-name="P8">20913/20913 [==============================] - 18s - loss: 0.5881 - val_loss: 0.4257 </text:p>
      <text:p text:style-name="P8">1511/1511 [==============================] - 0s <text:s text:c="4"/></text:p>
      <text:p text:style-name="P8">('Score log_loss: ', 0.22971220356977304) </text:p>
      <text:p text:style-name="P8">79726/79726 [==============================] - 28s <text:s text:c="4"/></text:p>
      <text:p text:style-name="P8">Start KFold number 9 from 13 </text:p>
      <text:p text:style-name="P8">('Split train: ', 20849, 20849) </text:p>
      <text:p text:style-name="P8">('Split valid: ', 1575, 1575) </text:p>
      <text:p text:style-name="P8">('Train drivers: ', ['p002', 'p012', 'p014', 'p015', 'p016', 'p021', 'p022', 'p024', 'p026', 'p035', 'p039', 'p041', 'p042', 'p045', 'p049', 'p050', 'p051', 'p056', 'p061', 'p064', 'p066', 'p072', 'p075', 'p081']) </text:p>
      <text:p text:style-name="P8">('Test drivers: ', ['p047', 'p052']) </text:p>
      <text:p text:style-name="P8">Train on 20849 samples, validate on 1575 samples </text:p>
      <text:p text:style-name="P8">Epoch 1/50 </text:p>
      <text:p text:style-name="P8">20849/20849 [==============================] - 18s - loss: 0.5953 - val_loss: 0.2605 </text:p>
      <text:p text:style-name="P8">Epoch 2/50 </text:p>
      <text:p text:style-name="P8"><text:soft-page-break/>20849/20849 [==============================] - 18s - loss: 0.5817 - val_loss: 0.3894 </text:p>
      <text:p text:style-name="P8">Epoch 3/50 </text:p>
      <text:p text:style-name="P8">20849/20849 [==============================] - 18s - loss: 0.5824 - val_loss: 0.2972 </text:p>
      <text:p text:style-name="P8">1575/1575 [==============================] - 0s <text:s text:c="4"/></text:p>
      <text:p text:style-name="P8">('Score log_loss: ', 0.26052297058336832) </text:p>
      <text:p text:style-name="P8">79726/79726 [==============================] - 29s <text:s text:c="4"/></text:p>
      <text:p text:style-name="P8">Start KFold number 10 from 13 </text:p>
      <text:p text:style-name="P8">('Split train: ', 20570, 20570) </text:p>
      <text:p text:style-name="P8">('Split valid: ', 1854, 1854) </text:p>
      <text:p text:style-name="P8">('Train drivers: ', ['p002', 'p012', 'p014', 'p015', 'p016', 'p021', 'p022', 'p024', 'p026', 'p035', 'p039', 'p041', 'p042', 'p045', 'p047', 'p049', 'p050', 'p051', 'p052', 'p056', 'p061', 'p072', 'p075', 'p081']) </text:p>
      <text:p text:style-name="P8">('Test drivers: ', ['p064', 'p066']) </text:p>
      <text:p text:style-name="P8">Train on 20570 samples, validate on 1854 samples </text:p>
      <text:p text:style-name="P8">Epoch 1/50 </text:p>
      <text:p text:style-name="P8">20570/20570 [==============================] - 18s - loss: 0.5578 - val_loss: 0.5547 </text:p>
      <text:p text:style-name="P8">Epoch 2/50 </text:p>
      <text:p text:style-name="P8">20570/20570 [==============================] - 18s - loss: 0.5448 - val_loss: 0.5670 </text:p>
      <text:p text:style-name="P8">Epoch 3/50 </text:p>
      <text:p text:style-name="P8">20570/20570 [==============================] - 18s - loss: 0.5296 - val_loss: 0.6450 </text:p>
      <text:p text:style-name="P8">1854/1854 [==============================] - 0s <text:s text:c="4"/></text:p>
      <text:p text:style-name="P8">('Score log_loss: ', 0.55467137801353217) </text:p>
      <text:p text:style-name="P8">79726/79726 [==============================] - 29s <text:s text:c="4"/></text:p>
      <text:p text:style-name="P8">Start KFold number 11 from 13 </text:p>
      <text:p text:style-name="P8">('Split train: ', 20820, 20820) </text:p>
      <text:p text:style-name="P8">('Split valid: ', 1604, 1604) </text:p>
      <text:p text:style-name="P8">('Train drivers: ', ['p002', 'p012', 'p014', 'p015', 'p016', 'p021', 'p022', 'p024', 'p026', 'p035', 'p039', 'p041', 'p042', 'p045', 'p047', 'p049', 'p051', 'p052', 'p056', 'p061', 'p064', 'p066', 'p072', 'p081']) </text:p>
      <text:p text:style-name="P8">('Test drivers: ', ['p050', 'p075']) </text:p>
      <text:p text:style-name="P8">Train on 20820 samples, validate on 1604 samples </text:p>
      <text:p text:style-name="P8">Epoch 1/50 </text:p>
      <text:p text:style-name="P8">20820/20820 [==============================] - 18s - loss: 0.5537 - val_loss: 0.6696 </text:p>
      <text:p text:style-name="P8">Epoch 2/50 </text:p>
      <text:p text:style-name="P8">20820/20820 [==============================] - 18s - loss: 0.5548 - val_loss: 0.7525 </text:p>
      <text:p text:style-name="P8">Epoch 3/50 </text:p>
      <text:p text:style-name="P8">20820/20820 [==============================] - 18s - loss: 0.5367 - val_loss: 0.8205 </text:p>
      <text:p text:style-name="P8">1604/1604 [==============================] - 0s <text:s text:c="4"/></text:p>
      <text:p text:style-name="P8">('Score log_loss: ', 0.6695660130886476) </text:p>
      <text:p text:style-name="P8">79726/79726 [==============================] - 29s <text:s text:c="4"/></text:p>
      <text:p text:style-name="P8">Start KFold number 12 from 13 </text:p>
      <text:p text:style-name="P8">('Split train: ', 20851, 20851) </text:p>
      <text:p text:style-name="P8">('Split valid: ', 1573, 1573) </text:p>
      <text:p text:style-name="P8">('Train drivers: ', ['p012', 'p014', 'p015', 'p016', 'p021', 'p022', 'p024', 'p026', 'p039', 'p041', 'p042', 'p045', 'p047', 'p049', 'p050', 'p051', 'p052', 'p056', 'p061', 'p064', 'p066', 'p072', 'p075', 'p081']) </text:p>
      <text:p text:style-name="P8">('Test drivers: ', ['p002', 'p035']) </text:p>
      <text:p text:style-name="P8">Train on 20851 samples, validate on 1573 samples </text:p>
      <text:p text:style-name="P8">Epoch 1/50 </text:p>
      <text:p text:style-name="P8">20851/20851 [==============================] - 18s - loss: 0.5751 - val_loss: 0.1639 </text:p>
      <text:p text:style-name="P8">Epoch 2/50 </text:p>
      <text:p text:style-name="P8">20851/20851 [==============================] - 18s - loss: 0.5670 - val_loss: 0.1825 </text:p>
      <text:p text:style-name="P8">Epoch 3/50 </text:p>
      <text:p text:style-name="P8">20851/20851 [==============================] - 18s - loss: 0.5699 - val_loss: 0.2273 </text:p>
      <text:p text:style-name="P8">1573/1573 [==============================] - 0s <text:s text:c="4"/></text:p>
      <text:p text:style-name="P8"><text:soft-page-break/>('Score log_loss: ', 0.16394619696180646) </text:p>
      <text:p text:style-name="P8">79726/79726 [==============================] - 29s <text:s text:c="4"/></text:p>
      <text:p text:style-name="P8">Start KFold number 13 from 13 </text:p>
      <text:p text:style-name="P8">('Split train: ', 20364, 20364) </text:p>
      <text:p text:style-name="P8">('Split valid: ', 2060, 2060) </text:p>
      <text:p text:style-name="P8">('Train drivers: ', ['p002', 'p012', 'p014', 'p015', 'p016', 'p022', 'p024', 'p026', 'p035', 'p039', 'p041', 'p042', 'p045', 'p047', 'p049', 'p050', 'p051', 'p052', 'p056', 'p061', 'p064', 'p066', 'p072', 'p075']) </text:p>
      <text:p text:style-name="P8">('Test drivers: ', ['p021', 'p081']) </text:p>
      <text:p text:style-name="P8">Train on 20364 samples, validate on 2060 samples </text:p>
      <text:p text:style-name="P8">Epoch 1/50 </text:p>
      <text:p text:style-name="P8">20364/20364 [==============================] - 18s - loss: 0.5597 - val_loss: 0.3343 </text:p>
      <text:p text:style-name="P8">Epoch 2/50 </text:p>
      <text:p text:style-name="P8">20364/20364 [==============================] - 18s - loss: 0.5441 - val_loss: 0.4268 </text:p>
      <text:p text:style-name="P8">Epoch 3/50 </text:p>
      <text:p text:style-name="P8">20364/20364 [==============================] - 18s - loss: 0.5296 - val_loss: 0.5395 </text:p>
      <text:p text:style-name="P8">2060/2060 [==============================] - 0s <text:s text:c="4"/></text:p>
      <text:p text:style-name="P8">('Score log_loss: ', 0.33432754415394744) </text:p>
      <text:p text:style-name="P8">79726/79726 [==============================] - 29s <text:s text:c="4"/></text:p>
      <text:p text:style-name="P8">('Log_loss train independent avg: ', 0.40889691515880183) </text:p>
      <text:p text:style-name="P8">Final log_loss: 0.408896915159, rows: 64 cols: 64 nfolds: 13 epoch: 50 </text:p>
      <text:p text:style-name="P8"/>
      <text:p text:style-name="P7">0627</text:p>
      <text:p text:style-name="P10">Using gpu device 0: GeForce GTX 660 Ti (CNMeM is disabled, cuDNN 4007) </text:p>
      <text:p text:style-name="P10">/usr/local/lib/python2.7/dist-packages/memory_profiler.py:88: UserWarning: psutil module not found. memory_profiler will be slow </text:p>
      <text:p text:style-name="P10"><text:s text:c="2"/>warnings.warn("psutil module not found. memory_profiler will be slow") </text:p>
      <text:p text:style-name="P10">Restore train from cache! </text:p>
      <text:p text:style-name="P10">Restore data from pickle........ </text:p>
      <text:p text:style-name="P10">('Train shape:', (4756, 3, 224, 224)) </text:p>
      <text:p text:style-name="P10">(4756, 'train samples') </text:p>
      <text:p text:style-name="P10">Start KFold number 1 from 2 </text:p>
      <text:p text:style-name="P10">/usr/local/lib/python2.7/dist-packages/Keras-1.0.2-py2.7.egg/keras/models.py:388: UserWarning: The "show_accuracy" argument is deprecated, instead you should pass the "accuracy" metric to the model at compile time: </text:p>
      <text:p text:style-name="P10">`model.compile(optimizer, loss, metrics=["accuracy"])` </text:p>
      <text:p text:style-name="P10"><text:s text:c="2"/>warnings.warn('The "show_accuracy" argument is deprecated, ' </text:p>
      <text:p text:style-name="P10">Train on 4042 samples, validate on 714 samples </text:p>
      <text:p text:style-name="P10">Epoch 1/20 </text:p>
      <text:p text:style-name="P10">Error allocating 205520896 bytes of device memory (out of memory). Driver report 99291136 bytes free and 2146762752 bytes total </text:p>
      <text:p text:style-name="P10">Filename: 0.238.py </text:p>
      <text:p text:style-name="P10"/>
      <text:p text:style-name="P10">Line # <text:s text:c="3"/>Mem usage <text:s text:c="3"/>Increment <text:s text:c="2"/>Line Contents </text:p>
      <text:p text:style-name="P10">================================================ </text:p>
      <text:p text:style-name="P10"><text:s text:c="3"/>178 <text:s/>242.477 MiB <text:s text:c="3"/>0.000 MiB <text:s text:c="2"/>@profile </text:p>
      <text:p text:style-name="P10"><text:s text:c="3"/>179 <text:s text:c="28"/>def read_and_normalize_and_shuffle_train_data(img_rows, img_cols, </text:p>
      <text:p text:style-name="P10"><text:s text:c="3"/>180 <text:s text:c="74"/>color_type=1): </text:p>
      <text:p text:style-name="P10"><text:s text:c="3"/>181 <text:s text:c="28"/></text:p>
      <text:p text:style-name="P10"><text:s text:c="3"/>182 <text:s/>242.477 MiB <text:s text:c="3"/>0.000 MiB <text:s text:c="6"/>cache_path = os.path.join('cache', 'train_r_' + str(img_rows) + </text:p>
      <text:p text:style-name="P10"><text:s text:c="3"/>183 <text:s text:c="58"/>'_c_' + str(img_cols) + '_t_' + </text:p>
      <text:p text:style-name="P10"><text:s text:c="3"/>184 <text:s/>242.477 MiB <text:s text:c="3"/>0.000 MiB <text:s text:c="32"/>str(color_type) + '.dat') </text:p>
      <text:p text:style-name="P10"><text:s text:c="3"/>185 <text:s text:c="28"/></text:p>
      <text:p text:style-name="P10"><text:soft-page-break/><text:s text:c="3"/>186 <text:s/>242.477 MiB <text:s text:c="3"/>0.000 MiB <text:s text:c="6"/>if not os.path.isfile(cache_path) or use_cache == 0: </text:p>
      <text:p text:style-name="P10"><text:s text:c="3"/>187 <text:s text:c="36"/>train_data, train_target, driver_id, unique_drivers = \ </text:p>
      <text:p text:style-name="P10"><text:s text:c="3"/>188 <text:s text:c="40"/>load_train(img_rows, img_cols, color_type) </text:p>
      <text:p text:style-name="P10"><text:s text:c="3"/>189 <text:s text:c="36"/>cache_data((train_data, train_target, driver_id, unique_drivers), </text:p>
      <text:p text:style-name="P10"><text:s text:c="3"/>190 <text:s text:c="47"/>cache_path) </text:p>
      <text:p text:style-name="P10"><text:s text:c="3"/>191 <text:s text:c="32"/>else: </text:p>
      <text:p text:style-name="P10"><text:s text:c="3"/>192 <text:s/>242.480 MiB <text:s text:c="3"/>0.004 MiB <text:s text:c="10"/>print('Restore train from cache!') </text:p>
      <text:p text:style-name="P10"><text:s text:c="3"/>193 <text:s text:c="36"/>(train_data, train_target, driver_id, unique_drivers) = \ </text:p>
      <text:p text:style-name="P10"><text:s text:c="3"/>194 1313.582 MiB 1071.102 MiB <text:s text:c="14"/>restore_data(cache_path) </text:p>
      <text:p text:style-name="P10"><text:s text:c="3"/>195 <text:s text:c="28"/></text:p>
      <text:p text:style-name="P10"><text:s text:c="3"/>196 1600.078 MiB <text:s/>286.496 MiB <text:s text:c="6"/>train_data = np.array(train_data, dtype=np.uint8) </text:p>
      <text:p text:style-name="P10"><text:s text:c="3"/>197 1600.078 MiB <text:s text:c="3"/>0.000 MiB <text:s text:c="6"/>train_target = np.array(train_target, dtype=np.uint8) </text:p>
      <text:p text:style-name="P10"><text:s text:c="3"/>198 <text:s text:c="28"/></text:p>
      <text:p text:style-name="P10"><text:s text:c="3"/>199 1600.078 MiB <text:s text:c="3"/>0.000 MiB <text:s text:c="6"/>if color_type == 1: </text:p>
      <text:p text:style-name="P10"><text:s text:c="3"/>200 <text:s text:c="36"/>train_data = train_data.reshape(train_data.shape[0], color_type, </text:p>
      <text:p text:style-name="P10"><text:s text:c="3"/>201 <text:s text:c="68"/>img_rows, img_cols) </text:p>
      <text:p text:style-name="P10"><text:s text:c="3"/>202 <text:s text:c="32"/>else: </text:p>
      <text:p text:style-name="P10"><text:s text:c="3"/>203 1600.082 MiB <text:s text:c="3"/>0.004 MiB <text:s text:c="10"/>train_data = train_data.transpose((0, 3, 1, 2)) </text:p>
      <text:p text:style-name="P10"><text:s text:c="3"/>204 <text:s text:c="28"/></text:p>
      <text:p text:style-name="P10"><text:s text:c="3"/>205 1600.082 MiB <text:s text:c="3"/>0.000 MiB <text:s text:c="6"/>train_target = np_utils.to_categorical(train_target, 10) </text:p>
      <text:p text:style-name="P10"><text:s text:c="3"/>206 3421.023 MiB 1820.941 MiB <text:s text:c="6"/>train_data = train_data.astype('float32') </text:p>
      <text:p text:style-name="P10"><text:s text:c="3"/>207 3270.430 MiB -150.594 MiB <text:s text:c="6"/>mean_pixel = [103.939, 116.779, 123.68] </text:p>
      <text:p text:style-name="P10"><text:s text:c="3"/>208 3270.430 MiB <text:s text:c="3"/>0.000 MiB <text:s text:c="6"/>for c in range(3): </text:p>
      <text:p text:style-name="P10"><text:s text:c="3"/>209 3270.430 MiB <text:s text:c="3"/>0.000 MiB <text:s text:c="10"/>train_data[:, c, :, :] = train_data[:, c, :, :] - mean_pixel[c] </text:p>
      <text:p text:style-name="P10"><text:s text:c="3"/>210 <text:s text:c="32"/>#train_data /= 255 </text:p>
      <text:p text:style-name="P10"><text:s text:c="3"/>211 <text:s text:c="28"/></text:p>
      <text:p text:style-name="P10"><text:s text:c="3"/>212 <text:s text:c="28"/></text:p>
      <text:p text:style-name="P10"><text:s text:c="3"/>213 <text:s text:c="32"/>#perm = permutation(len(train_target)) </text:p>
      <text:p text:style-name="P10"><text:s text:c="3"/>214 <text:s text:c="32"/>#train_data = train_data[perm] </text:p>
      <text:p text:style-name="P10"><text:s text:c="3"/>215 <text:s text:c="32"/>#train_target = train_target[perm] </text:p>
      <text:p text:style-name="P10"><text:s text:c="3"/>216 <text:s text:c="32"/></text:p>
      <text:p text:style-name="P10"><text:s text:c="3"/>217 <text:s text:c="28"/></text:p>
      <text:p text:style-name="P10"><text:s text:c="3"/>218 3270.430 MiB <text:s text:c="3"/>0.000 MiB <text:s text:c="6"/>print('Train shape:', train_data.shape) <text:s text:c="2268"/></text:p>
      <text:p text:style-name="P10"><text:s text:c="3"/>219 3270.430 MiB <text:s text:c="3"/>0.000 MiB <text:s text:c="6"/>print(train_data.shape[0], 'train samples') </text:p>
      <text:p text:style-name="P10"><text:s text:c="3"/>220 3270.430 MiB <text:s text:c="3"/>0.000 MiB <text:s text:c="6"/>return train_data, train_target, driver_id, unique_drivers </text:p>
      <text:p text:style-name="P10"/>
      <text:p text:style-name="P10"/>
      <text:p text:style-name="P10">Filename: 0.238.py </text:p>
      <text:p text:style-name="P10"/>
      <text:p text:style-name="P10">Line # <text:s text:c="3"/>Mem usage <text:s text:c="3"/>Increment <text:s text:c="2"/>Line Contents </text:p>
      <text:p text:style-name="P10">================================================ </text:p>
      <text:p text:style-name="P10"><text:s text:c="3"/>289 3270.488 MiB <text:s text:c="3"/>0.000 MiB <text:s text:c="2"/>@profile </text:p>
      <text:p text:style-name="P10"><text:s text:c="3"/>290 <text:s text:c="28"/>def vgg_std16_model(img_rows, img_cols, color_type=1): </text:p>
      <text:p text:style-name="P10"><text:s text:c="3"/>291 3270.488 MiB <text:s text:c="3"/>0.000 MiB <text:s text:c="6"/>model = Sequential() </text:p>
      <text:p text:style-name="P10"><text:s text:c="3"/>292 3270.488 MiB <text:s text:c="3"/>0.000 MiB <text:s text:c="6"/>model.add(ZeroPadding2D((1, 1), input_shape=(color_type, </text:p>
      <text:p text:style-name="P10"><text:s text:c="3"/>293 3270.574 MiB <text:s text:c="3"/>0.086 MiB <text:s text:c="51"/>img_rows, img_cols))) </text:p>
      <text:p text:style-name="P10"><text:s text:c="3"/>294 3270.574 MiB <text:s text:c="3"/>0.000 MiB <text:s text:c="6"/>model.add(Convolution2D(64, 3, 3, activation='relu')) </text:p>
      <text:p text:style-name="P10"><text:s text:c="3"/>295 3270.574 MiB <text:s text:c="3"/>0.000 MiB <text:s text:c="6"/>model.add(ZeroPadding2D((1, 1))) </text:p>
      <text:p text:style-name="P10"><text:s text:c="3"/>296 3270.574 MiB <text:s text:c="3"/>0.000 MiB <text:s text:c="6"/>model.add(Convolution2D(64, 3, 3, activation='relu')) </text:p>
      <text:p text:style-name="P10"><text:s text:c="3"/>297 3270.574 MiB <text:s text:c="3"/>0.000 MiB <text:s text:c="6"/>model.add(MaxPooling2D((2, 2), strides=(2, 2))) </text:p>
      <text:p text:style-name="P10"><text:s text:c="3"/>298 <text:s text:c="28"/></text:p>
      <text:p text:style-name="P10"><text:s text:c="3"/>299 3270.574 MiB <text:s text:c="3"/>0.000 MiB <text:s text:c="6"/>model.add(ZeroPadding2D((1, 1))) </text:p>
      <text:p text:style-name="P10"><text:soft-page-break/><text:s text:c="3"/>300 3270.574 MiB <text:s text:c="3"/>0.000 MiB <text:s text:c="6"/>model.add(Convolution2D(128, 3, 3, activation='relu')) </text:p>
      <text:p text:style-name="P10"><text:s text:c="3"/>301 3270.574 MiB <text:s text:c="3"/>0.000 MiB <text:s text:c="6"/>model.add(ZeroPadding2D((1, 1))) </text:p>
      <text:p text:style-name="P10"><text:s text:c="3"/>302 3270.574 MiB <text:s text:c="3"/>0.000 MiB <text:s text:c="6"/>model.add(Convolution2D(128, 3, 3, activation='relu')) </text:p>
      <text:p text:style-name="P10"><text:s text:c="3"/>303 3270.574 MiB <text:s text:c="3"/>0.000 MiB <text:s text:c="6"/>model.add(MaxPooling2D((2, 2), strides=(2, 2))) </text:p>
      <text:p text:style-name="P10"><text:s text:c="3"/>304 <text:s text:c="28"/></text:p>
      <text:p text:style-name="P10"><text:s text:c="3"/>305 3270.574 MiB <text:s text:c="3"/>0.000 MiB <text:s text:c="6"/>model.add(ZeroPadding2D((1, 1))) </text:p>
      <text:p text:style-name="P10"><text:s text:c="3"/>306 3270.574 MiB <text:s text:c="3"/>0.000 MiB <text:s text:c="6"/>model.add(Convolution2D(256, 3, 3, activation='relu')) </text:p>
      <text:p text:style-name="P10"><text:s text:c="3"/>307 3270.574 MiB <text:s text:c="3"/>0.000 MiB <text:s text:c="6"/>model.add(ZeroPadding2D((1, 1))) </text:p>
      <text:p text:style-name="P10"><text:s text:c="3"/>308 3270.574 MiB <text:s text:c="3"/>0.000 MiB <text:s text:c="6"/>model.add(Convolution2D(256, 3, 3, activation='relu')) </text:p>
      <text:p text:style-name="P10"><text:s text:c="3"/>309 3270.609 MiB <text:s text:c="3"/>0.035 MiB <text:s text:c="6"/>model.add(ZeroPadding2D((1, 1))) </text:p>
      <text:p text:style-name="P10"><text:s text:c="3"/>310 3270.668 MiB <text:s text:c="3"/>0.059 MiB <text:s text:c="6"/>model.add(Convolution2D(256, 3, 3, activation='relu')) </text:p>
      <text:p text:style-name="P10"><text:s text:c="3"/>311 3270.676 MiB <text:s text:c="3"/>0.008 MiB <text:s text:c="6"/>model.add(MaxPooling2D((2, 2), strides=(2, 2))) </text:p>
      <text:p text:style-name="P10"><text:s text:c="3"/>312 <text:s text:c="28"/></text:p>
      <text:p text:style-name="P10"><text:s text:c="3"/>313 3270.723 MiB <text:s text:c="3"/>0.047 MiB <text:s text:c="6"/>model.add(ZeroPadding2D((1, 1))) </text:p>
      <text:p text:style-name="P10"><text:s text:c="3"/>314 3270.770 MiB <text:s text:c="3"/>0.047 MiB <text:s text:c="6"/>model.add(Convolution2D(512, 3, 3, activation='relu')) </text:p>
      <text:p text:style-name="P10"><text:s text:c="3"/>315 3270.844 MiB <text:s text:c="3"/>0.074 MiB <text:s text:c="6"/>model.add(ZeroPadding2D((1, 1))) </text:p>
      <text:p text:style-name="P10"><text:s text:c="3"/>316 3270.855 MiB <text:s text:c="3"/>0.012 MiB <text:s text:c="6"/>model.add(Convolution2D(512, 3, 3, activation='relu')) </text:p>
      <text:p text:style-name="P10"><text:s text:c="3"/>317 3270.922 MiB <text:s text:c="3"/>0.066 MiB <text:s text:c="6"/>model.add(ZeroPadding2D((1, 1))) </text:p>
      <text:p text:style-name="P10"><text:s text:c="3"/>318 3270.965 MiB <text:s text:c="3"/>0.043 MiB <text:s text:c="6"/>model.add(Convolution2D(512, 3, 3, activation='relu')) </text:p>
      <text:p text:style-name="P10"><text:s text:c="3"/>319 3270.969 MiB <text:s text:c="3"/>0.004 MiB <text:s text:c="6"/>model.add(MaxPooling2D((2, 2), strides=(2, 2))) </text:p>
      <text:p text:style-name="P10"><text:s text:c="3"/>320 <text:s text:c="28"/></text:p>
      <text:p text:style-name="P10"><text:s text:c="3"/>321 3271.031 MiB <text:s text:c="3"/>0.062 MiB <text:s text:c="6"/>model.add(ZeroPadding2D((1, 1))) </text:p>
      <text:p text:style-name="P10"><text:s text:c="3"/>322 3271.074 MiB <text:s text:c="3"/>0.043 MiB <text:s text:c="6"/>model.add(Convolution2D(512, 3, 3, activation='relu')) </text:p>
      <text:p text:style-name="P10"><text:s text:c="3"/>323 3271.121 MiB <text:s text:c="3"/>0.047 MiB <text:s text:c="6"/>model.add(ZeroPadding2D((1, 1))) </text:p>
      <text:p text:style-name="P10"><text:s text:c="3"/>324 3271.152 MiB <text:s text:c="3"/>0.031 MiB <text:s text:c="6"/>model.add(Convolution2D(512, 3, 3, activation='relu')) </text:p>
      <text:p text:style-name="P10"><text:s text:c="3"/>325 3271.230 MiB <text:s text:c="3"/>0.078 MiB <text:s text:c="6"/>model.add(ZeroPadding2D((1, 1))) </text:p>
      <text:p text:style-name="P10"><text:s text:c="3"/>326 3271.258 MiB <text:s text:c="3"/>0.027 MiB <text:s text:c="6"/>model.add(Convolution2D(512, 3, 3, activation='relu')) </text:p>
      <text:p text:style-name="P10"><text:s text:c="3"/>327 3271.262 MiB <text:s text:c="3"/>0.004 MiB <text:s text:c="6"/>model.add(MaxPooling2D((2, 2), strides=(2, 2))) </text:p>
      <text:p text:style-name="P10"><text:s text:c="3"/>328 <text:s text:c="28"/></text:p>
      <text:p text:style-name="P10"><text:s text:c="3"/>329 3271.734 MiB <text:s text:c="3"/>0.473 MiB <text:s text:c="6"/>model.add(Flatten()) </text:p>
      <text:p text:style-name="P10"><text:s text:c="3"/>330 3271.773 MiB <text:s text:c="3"/>0.039 MiB <text:s text:c="6"/>model.add(Dense(4096, activation='relu')) </text:p>
      <text:p text:style-name="P10"><text:s text:c="3"/>331 3272.164 MiB <text:s text:c="3"/>0.391 MiB <text:s text:c="6"/>model.add(Dropout(0.5)) </text:p>
      <text:p text:style-name="P10"><text:s text:c="3"/>332 3272.168 MiB <text:s text:c="3"/>0.004 MiB <text:s text:c="6"/>model.add(Dense(4096, activation='relu')) </text:p>
      <text:p text:style-name="P10"><text:s text:c="3"/>333 3272.234 MiB <text:s text:c="3"/>0.066 MiB <text:s text:c="6"/>model.add(Dropout(0.5)) </text:p>
      <text:p text:style-name="P10"><text:s text:c="3"/>334 3272.250 MiB <text:s text:c="3"/>0.016 MiB <text:s text:c="6"/>model.add(Dense(1000, activation='softmax')) </text:p>
      <text:p text:style-name="P10"><text:s text:c="3"/>335 <text:s text:c="28"/></text:p>
      <text:p text:style-name="P10"><text:s text:c="3"/>336 3277.105 MiB <text:s text:c="3"/>4.855 MiB <text:s text:c="6"/>model.load_weights('./input/vgg16_weights.h5') </text:p>
      <text:p text:style-name="P10"><text:s text:c="3"/>337 <text:s text:c="28"/></text:p>
      <text:p text:style-name="P10"><text:s text:c="3"/>338 <text:s text:c="32"/># Code above loads pre-trained data and </text:p>
      <text:p text:style-name="P10"><text:s text:c="3"/>339 3277.105 MiB <text:s text:c="3"/>0.000 MiB <text:s text:c="6"/>model.layers.pop() </text:p>
      <text:p text:style-name="P10"><text:s text:c="3"/>340 3277.137 MiB <text:s text:c="3"/>0.031 MiB <text:s text:c="6"/>model.add(Dense(10, activation='softmax')) </text:p>
      <text:p text:style-name="P10"><text:s text:c="3"/>341 <text:s text:c="32"/># Learning rate is changed to 0.001 </text:p>
      <text:p text:style-name="P10"><text:s text:c="3"/>342 3277.176 MiB <text:s text:c="3"/>0.039 MiB <text:s text:c="6"/>sgd = SGD(lr=1e-3, decay=1e-6, momentum=0.9, nesterov=True) </text:p>
      <text:p text:style-name="P10"><text:s text:c="3"/>343 3278.906 MiB <text:s text:c="3"/>1.730 MiB <text:s text:c="6"/>model.compile(optimizer=sgd, loss='categorical_crossentropy') </text:p>
      <text:p text:style-name="P10"><text:s text:c="3"/>344 3278.906 MiB <text:s text:c="3"/>0.000 MiB <text:s text:c="6"/>return model </text:p>
      <text:p text:style-name="P10"/>
      <text:p text:style-name="P10"/>
      <text:p text:style-name="P10">Traceback (most recent call last): </text:p>
      <text:p text:style-name="P10"><text:s text:c="2"/>File "/usr/lib/python2.7/runpy.py", line 162, in _run_module_as_main </text:p>
      <text:p text:style-name="P10"><text:s text:c="4"/>"__main__", fname, loader, pkg_name) </text:p>
      <text:p text:style-name="P10"><text:soft-page-break/><text:s text:c="2"/>File "/usr/lib/python2.7/runpy.py", line 72, in _run_code </text:p>
      <text:p text:style-name="P10"><text:s text:c="4"/>exec code in run_globals </text:p>
      <text:p text:style-name="P10"><text:s text:c="2"/>File "/usr/local/lib/python2.7/dist-packages/memory_profiler.py", line 982, in &lt;module&gt; </text:p>
      <text:p text:style-name="P10"><text:s text:c="4"/>exec_with_profiler(script_filename, prof) </text:p>
      <text:p text:style-name="P10"><text:s text:c="2"/>File "/usr/local/lib/python2.7/dist-packages/memory_profiler.py", line 917, in exec_with_profiler </text:p>
      <text:p text:style-name="P10"><text:s text:c="4"/>execfile(filename, ns, ns) </text:p>
      <text:p text:style-name="P10"><text:s text:c="2"/>File "0.238.py", line 453, in &lt;module&gt; </text:p>
      <text:p text:style-name="P10"><text:s text:c="4"/>run_cross_validation(2, 20, 0.15, '_vgg_16_2x20') </text:p>
      <text:p text:style-name="P10"><text:s text:c="2"/>File "0.238.py", line 389, in run_cross_validation </text:p>
      <text:p text:style-name="P10"><text:s text:c="4"/>validation_split=split, shuffle=True) </text:p>
      <text:p text:style-name="P10"><text:s text:c="2"/>File "/usr/local/lib/python2.7/dist-packages/Keras-1.0.2-py2.7.egg/keras/models.py", line 405, in fit </text:p>
      <text:p text:style-name="P10"><text:s text:c="4"/>sample_weight=sample_weight) </text:p>
      <text:p text:style-name="P10"><text:s text:c="2"/>File "/usr/local/lib/python2.7/dist-packages/Keras-1.0.2-py2.7.egg/keras/engine/training.py", line 1046, in fit </text:p>
      <text:p text:style-name="P10"><text:s text:c="4"/>callback_metrics=callback_metrics) </text:p>
      <text:p text:style-name="P10"><text:s text:c="2"/>File "/usr/local/lib/python2.7/dist-packages/Keras-1.0.2-py2.7.egg/keras/engine/training.py", line 784, in _fit_loop </text:p>
      <text:p text:style-name="P10"><text:s text:c="4"/>outs = f(ins_batch) </text:p>
      <text:p text:style-name="P10"><text:s text:c="2"/>File "/usr/local/lib/python2.7/dist-packages/Keras-1.0.2-py2.7.egg/keras/backend/theano_backend.py", line 507, in __call__ </text:p>
      <text:p text:style-name="P10"><text:s text:c="4"/>return self.function(*inputs) </text:p>
      <text:p text:style-name="P10"><text:s text:c="2"/>File "/usr/local/lib/python2.7/dist-packages/theano/compile/function_module.py", line 871, in __call__ </text:p>
      <text:p text:style-name="P10"><text:s text:c="4"/>storage_map=getattr(self.fn, 'storage_map', None)) </text:p>
      <text:p text:style-name="P10"><text:s text:c="2"/>File "/usr/local/lib/python2.7/dist-packages/theano/gof/link.py", line 314, in raise_with_op </text:p>
      <text:p text:style-name="P10"><text:s text:c="4"/>reraise(exc_type, exc_value, exc_trace) </text:p>
      <text:p text:style-name="P10"><text:s text:c="2"/>File "/usr/local/lib/python2.7/dist-packages/theano/compile/function_module.py", line 859, in __call__ </text:p>
      <text:p text:style-name="P10"><text:s text:c="4"/>outputs = self.fn() </text:p>
      <text:p text:style-name="P10">MemoryError: Error allocating 205520896 bytes of device memory (out of memory). </text:p>
      <text:p text:style-name="P10">Apply node that caused the error: GpuAllocEmpty(Shape_i{0}.0, Shape_i{0}.0, Elemwise{Composite{(((i0 - i1) // i2) + i2)}}.0, Elemwise{Composite{(((i0 - i1) // i2) + i2)}}.0) </text:p>
      <text:p text:style-name="P10">Toposort index: 242 </text:p>
      <text:p text:style-name="P10">Inputs types: [TensorType(int64, scalar), TensorType(int64, scalar), TensorType(int64, scalar), TensorType(int64, scalar)] </text:p>
      <text:p text:style-name="P10">Inputs shapes: [(), (), (), ()] </text:p>
      <text:p text:style-name="P10">Inputs strides: [(), (), (), ()] </text:p>
      <text:p text:style-name="P10">Inputs values: [array(16), array(64), array(224), array(224)] </text:p>
      <text:p text:style-name="P10">Outputs clients: [[GpuDnnConv{algo='small', inplace=True}(GpuContiguous.0, GpuContiguous.0, GpuAllocEmpty.0, GpuDnnConvDesc{border_mode='valid', subsample=(1, 1), conv_mode='conv', precision='float32'}.0, Constant{1.0}, Constant{0.0})]] </text:p>
      <text:p text:style-name="P10"/>
      <text:p text:style-name="P10">HINT: Re-running with most Theano optimization disabled could give you a back-trace of when this node was created. This can be done with by setting the Theano flag 'optimizer=fast_compile'. If that does not work, Theano optimizations can be disabled with 'optimizer=None'. </text:p>
      <text:p text:style-name="P10">HINT: Use the Theano flag 'exception_verbosity=high' for a debugprint and storage map footprint of this apply node.</text:p>
      <text:p text:style-name="P10"/>
      <text:p text:style-name="P10"/>
      <text:p text:style-name="P10"/>
      <text:p text:style-name="P10"/>
      <text:p text:style-name="P12"><text:soft-page-break/>2906 driver4 <text:s text:c="3"/>change color 1 to 3</text:p>
      <text:p text:style-name="P12">THEANO_FLAGS=mode=FAST_RUN,device=gpu,floatX=float32 python driver04.py </text:p>
      <text:p text:style-name="P12">Using Theano backend.</text:p>
      <text:p text:style-name="P12">Using gpu device 0: GeForce GTX 660 Ti (CNMeM is disabled, cuDNN 4007)</text:p>
      <text:p text:style-name="P12">Read drivers data</text:p>
      <text:p text:style-name="P12">Read train images</text:p>
      <text:p text:style-name="P12">Load folder c0</text:p>
      <text:p text:style-name="P12">Load folder c1</text:p>
      <text:p text:style-name="P12">Load folder c2</text:p>
      <text:p text:style-name="P12">Load folder c3</text:p>
      <text:p text:style-name="P12">Load folder c4</text:p>
      <text:p text:style-name="P12">Load folder c5</text:p>
      <text:p text:style-name="P12">Load folder c6</text:p>
      <text:p text:style-name="P12">Load folder c7</text:p>
      <text:p text:style-name="P12">Load folder c8</text:p>
      <text:p text:style-name="P12">Load folder c9</text:p>
      <text:p text:style-name="P12">Read train data time: 271.59 seconds</text:p>
      <text:p text:style-name="P12">Unique drivers: 26</text:p>
      <text:p text:style-name="P12">['p002', 'p012', 'p014', 'p015', 'p016', 'p021', 'p022', 'p024', 'p026', 'p035', 'p039', 'p041', 'p042', 'p045', 'p047', 'p049', 'p050', 'p051', 'p052', 'p056', 'p061', 'p064', 'p066', 'p072', 'p075', 'p081']</text:p>
      <text:p text:style-name="P12">('Train shape:', (22424, 3, 64, 64))</text:p>
      <text:p text:style-name="P12">(22424, 'train samples')</text:p>
      <text:p text:style-name="P12">Read test images</text:p>
      <text:p text:style-name="P12">Read 7972 images from 79726</text:p>
      <text:p text:style-name="P12">Read 15944 images from 79726</text:p>
      <text:p text:style-name="P12">Read 23916 images from 79726</text:p>
      <text:p text:style-name="P12">Read 31888 images from 79726</text:p>
      <text:p text:style-name="P12">Read 39860 images from 79726</text:p>
      <text:p text:style-name="P12">Read 47832 images from 79726</text:p>
      <text:p text:style-name="P12">Read 55804 images from 79726</text:p>
      <text:p text:style-name="P12">Read 63776 images from 79726</text:p>
      <text:p text:style-name="P12">Read 71748 images from 79726</text:p>
      <text:p text:style-name="P12">Read 79720 images from 79726</text:p>
      <text:p text:style-name="P12">Read test data time: 1131.88 seconds</text:p>
      <text:p text:style-name="P12">('Test shape:', (79726, 3, 64, 64))</text:p>
      <text:p text:style-name="P12">(79726, 'test samples')</text:p>
      <text:p text:style-name="P12">Start KFold number 1 from 13</text:p>
      <text:p text:style-name="P12">('Split train: ', 20547, 20547)</text:p>
      <text:p text:style-name="P12">('Split valid: ', 1877, 1877)</text:p>
      <text:p text:style-name="P12">('Train drivers: ', ['p002', 'p012', 'p014', 'p015', 'p016', 'p021', 'p022', 'p026', 'p035', 'p041', 'p042', 'p045', 'p047', 'p049', 'p050', 'p051', 'p052', 'p056', 'p061', 'p064', 'p066', 'p072', 'p075', 'p081'])</text:p>
      <text:p text:style-name="P12">('Test drivers: ', ['p024', 'p039'])</text:p>
      <text:p text:style-name="P12">Train on 20547 samples, validate on 1877 samples</text:p>
      <text:p text:style-name="P12">Epoch 1/50</text:p>
      <text:p text:style-name="P12">20547/20547 [==============================] - 20s - loss: 2.6144 - val_loss: 1.7184</text:p>
      <text:p text:style-name="P12">Epoch 2/50</text:p>
      <text:p text:style-name="P12">20547/20547 [==============================] - 18s - loss: 1.5507 - val_loss: 1.3372</text:p>
      <text:p text:style-name="P12">Epoch 3/50</text:p>
      <text:p text:style-name="P12">20547/20547 [==============================] - 18s - loss: 1.1342 - val_loss: 1.0064</text:p>
      <text:p text:style-name="P12">Epoch 4/50</text:p>
      <text:p text:style-name="P12">20547/20547 [==============================] - 18s - loss: 0.9116 - val_loss: 0.9108</text:p>
      <text:p text:style-name="P12">Epoch 5/50</text:p>
      <text:p text:style-name="P12"><text:soft-page-break/>20547/20547 [==============================] - 18s - loss: 0.7939 - val_loss: 0.7201</text:p>
      <text:p text:style-name="P12">Epoch 6/50</text:p>
      <text:p text:style-name="P12">20547/20547 [==============================] - 18s - loss: 0.7169 - val_loss: 0.6609</text:p>
      <text:p text:style-name="P12">Epoch 7/50</text:p>
      <text:p text:style-name="P12">20547/20547 [==============================] - 18s - loss: 0.6753 - val_loss: 0.7557</text:p>
      <text:p text:style-name="P12">Epoch 8/50</text:p>
      <text:p text:style-name="P12">20547/20547 [==============================] - 18s - loss: 0.6214 - val_loss: 0.6921</text:p>
      <text:p text:style-name="P12">1872/1877 [============================&gt;.] - ETA: 0s('Score log_loss: ', 0.66094259663216048)</text:p>
      <text:p text:style-name="P12">79712/79726 [============================&gt;.] - ETA: 0sStart KFold number 2 from 13</text:p>
      <text:p text:style-name="P12">('Split train: ', 20882, 20882)</text:p>
      <text:p text:style-name="P12">('Split valid: ', 1542, 1542)</text:p>
      <text:p text:style-name="P12">('Train drivers: ', ['p002', 'p012', 'p014', 'p015', 'p016', 'p021', 'p022', 'p024', 'p035', 'p039', 'p041', 'p042', 'p045', 'p047', 'p049', 'p050', 'p051', 'p052', 'p056', 'p061', 'p064', 'p066', 'p075', 'p081'])</text:p>
      <text:p text:style-name="P12">('Test drivers: ', ['p026', 'p072'])</text:p>
      <text:p text:style-name="P12">Train on 20882 samples, validate on 1542 samples</text:p>
      <text:p text:style-name="P12">Epoch 1/50</text:p>
      <text:p text:style-name="P12">20882/20882 [==============================] - 20s - loss: 0.6785 - val_loss: 0.5631</text:p>
      <text:p text:style-name="P12">Epoch 2/50</text:p>
      <text:p text:style-name="P12">20882/20882 [==============================] - 18s - loss: 0.6163 - val_loss: 0.6136</text:p>
      <text:p text:style-name="P12">Epoch 3/50</text:p>
      <text:p text:style-name="P12">20882/20882 [==============================] - 18s - loss: 0.5874 - val_loss: 0.6419</text:p>
      <text:p text:style-name="P12">1520/1542 [============================&gt;.] - ETA: 0s('Score log_loss: ', 0.5630723974539551)</text:p>
      <text:p text:style-name="P12">79726/79726 [==============================] - 32s <text:s text:c="5"/></text:p>
      <text:p text:style-name="P12">Start KFold number 3 from 13</text:p>
      <text:p text:style-name="P12">('Split train: ', 20792, 20792)</text:p>
      <text:p text:style-name="P12">('Split valid: ', 1632, 1632)</text:p>
      <text:p text:style-name="P12">('Train drivers: ', ['p002', 'p014', 'p015', 'p016', 'p021', 'p022', 'p024', 'p026', 'p035', 'p039', 'p041', 'p042', 'p045', 'p047', 'p049', 'p050', 'p051', 'p052', 'p056', 'p064', 'p066', 'p072', 'p075', 'p081'])</text:p>
      <text:p text:style-name="P12">('Test drivers: ', ['p012', 'p061'])</text:p>
      <text:p text:style-name="P12">Train on 20792 samples, validate on 1632 samples</text:p>
      <text:p text:style-name="P12">Epoch 1/50</text:p>
      <text:p text:style-name="P12">20792/20792 [==============================] - 21s - loss: 0.6246 - val_loss: 1.0074</text:p>
      <text:p text:style-name="P12">Epoch 2/50</text:p>
      <text:p text:style-name="P12">20792/20792 [==============================] - 18s - loss: 0.5806 - val_loss: 0.9746</text:p>
      <text:p text:style-name="P12">Epoch 3/50</text:p>
      <text:p text:style-name="P12">20792/20792 [==============================] - 18s - loss: 0.5528 - val_loss: 1.1584</text:p>
      <text:p text:style-name="P12">Epoch 4/50</text:p>
      <text:p text:style-name="P12">20792/20792 [==============================] - 18s - loss: 0.5304 - val_loss: 1.5530</text:p>
      <text:p text:style-name="P12">1616/1632 [============================&gt;.] - ETA: 0s('Score log_loss: ', 0.97459345826683463)</text:p>
      <text:p text:style-name="P12">79712/79726 [============================&gt;.] - ETA: 0sStart KFold number 4 from 13</text:p>
      <text:p text:style-name="P12">('Split train: ', 20754, 20754)</text:p>
      <text:p text:style-name="P12">('Split valid: ', 1670, 1670)</text:p>
      <text:p text:style-name="P12">('Train drivers: ', ['p002', 'p012', 'p015', 'p016', 'p021', 'p022', 'p024', 'p026', 'p035', 'p039', 'p041', 'p042', 'p045', 'p047', 'p049', 'p050', 'p051', 'p052', 'p061', 'p064', 'p066', 'p072', 'p075', 'p081'])</text:p>
      <text:p text:style-name="P12">('Test drivers: ', ['p014', 'p056'])</text:p>
      <text:p text:style-name="P12">Train on 20754 samples, validate on 1670 samples</text:p>
      <text:p text:style-name="P12">Epoch 1/50</text:p>
      <text:p text:style-name="P12">20754/20754 [==============================] - 21s - loss: 0.5811 - val_loss: 0.5480</text:p>
      <text:p text:style-name="P12">Epoch 2/50</text:p>
      <text:p text:style-name="P12"><text:soft-page-break/>20754/20754 [==============================] - 18s - loss: 0.5623 - val_loss: 0.7065</text:p>
      <text:p text:style-name="P12">Epoch 3/50</text:p>
      <text:p text:style-name="P12">20754/20754 [==============================] - 18s - loss: 0.5343 - val_loss: 0.7003</text:p>
      <text:p text:style-name="P12">1648/1670 [============================&gt;.] - ETA: 0s('Score log_loss: ', 0.54966476602590053)</text:p>
      <text:p text:style-name="P12">79726/79726 [==============================] - 37s <text:s text:c="5"/></text:p>
      <text:p text:style-name="P12">Start KFold number 5 from 13</text:p>
      <text:p text:style-name="P12">('Split train: ', 20586, 20586)</text:p>
      <text:p text:style-name="P12">('Split valid: ', 1838, 1838)</text:p>
      <text:p text:style-name="P12">('Train drivers: ', ['p002', 'p012', 'p014', 'p015', 'p016', 'p021', 'p024', 'p026', 'p035', 'p039', 'p042', 'p045', 'p047', 'p049', 'p050', 'p051', 'p052', 'p056', 'p061', 'p064', 'p066', 'p072', 'p075', 'p081'])</text:p>
      <text:p text:style-name="P12">('Test drivers: ', ['p022', 'p041'])</text:p>
      <text:p text:style-name="P12">Train on 20586 samples, validate on 1838 samples</text:p>
      <text:p text:style-name="P12">Epoch 1/50</text:p>
      <text:p text:style-name="P12">20586/20586 [==============================] - 19s - loss: 0.5895 - val_loss: 0.1639</text:p>
      <text:p text:style-name="P12">Epoch 2/50</text:p>
      <text:p text:style-name="P12">20586/20586 [==============================] - 18s - loss: 0.5584 - val_loss: 0.3237</text:p>
      <text:p text:style-name="P12">Epoch 3/50</text:p>
      <text:p text:style-name="P12">20586/20586 [==============================] - 18s - loss: 0.5389 - val_loss: 0.3259</text:p>
      <text:p text:style-name="P12">1838/1838 [==============================] - 0s <text:s text:c="4"/></text:p>
      <text:p text:style-name="P12">('Score log_loss: ', 0.16389411334911877)</text:p>
      <text:p text:style-name="P12">79726/79726 [==============================] - 29s <text:s text:c="6"/></text:p>
      <text:p text:style-name="P12">Start KFold number 6 from 13</text:p>
      <text:p text:style-name="P12">('Split train: ', 20825, 20825)</text:p>
      <text:p text:style-name="P12">('Split valid: ', 1599, 1599)</text:p>
      <text:p text:style-name="P12">('Train drivers: ', ['p002', 'p012', 'p014', 'p016', 'p021', 'p022', 'p024', 'p026', 'p035', 'p039', 'p041', 'p042', 'p047', 'p049', 'p050', 'p051', 'p052', 'p056', 'p061', 'p064', 'p066', 'p072', 'p075', 'p081'])</text:p>
      <text:p text:style-name="P12">('Test drivers: ', ['p015', 'p045'])</text:p>
      <text:p text:style-name="P12">Train on 20825 samples, validate on 1599 samples</text:p>
      <text:p text:style-name="P12">Epoch 1/50</text:p>
      <text:p text:style-name="P12">20825/20825 [==============================] - 20s - loss: 0.5532 - val_loss: 0.3542</text:p>
      <text:p text:style-name="P12">Epoch 2/50</text:p>
      <text:p text:style-name="P12">20825/20825 [==============================] - 18s - loss: 0.5452 - val_loss: 0.4558</text:p>
      <text:p text:style-name="P12">Epoch 3/50</text:p>
      <text:p text:style-name="P12">20825/20825 [==============================] - 18s - loss: 0.5186 - val_loss: 0.5219</text:p>
      <text:p text:style-name="P12">1584/1599 [============================&gt;.] - ETA: 0s('Score log_loss: ', 0.35416500071118551)</text:p>
      <text:p text:style-name="P12">79726/79726 [==============================] - 28s <text:s text:c="5"/></text:p>
      <text:p text:style-name="P12">Start KFold number 7 from 13</text:p>
      <text:p text:style-name="P12">('Split train: ', 20335, 20335)</text:p>
      <text:p text:style-name="P12">('Split valid: ', 2089, 2089)</text:p>
      <text:p text:style-name="P12">('Train drivers: ', ['p002', 'p012', 'p014', 'p015', 'p021', 'p022', 'p024', 'p026', 'p035', 'p039', 'p041', 'p042', 'p045', 'p047', 'p050', 'p051', 'p052', 'p056', 'p061', 'p064', 'p066', 'p072', 'p075', 'p081'])</text:p>
      <text:p text:style-name="P12">('Test drivers: ', ['p016', 'p049'])</text:p>
      <text:p text:style-name="P12">Train on 20335 samples, validate on 2089 samples</text:p>
      <text:p text:style-name="P12">Epoch 1/50</text:p>
      <text:p text:style-name="P12">20335/20335 [==============================] - 18s - loss: 0.5568 - val_loss: 0.1996</text:p>
      <text:p text:style-name="P12">Epoch 2/50</text:p>
      <text:p text:style-name="P12">20335/20335 [==============================] - 18s - loss: 0.5290 - val_loss: 0.2158</text:p>
      <text:p text:style-name="P12">Epoch 3/50</text:p>
      <text:p text:style-name="P12">20335/20335 [==============================] - 18s - loss: 0.5162 - val_loss: 0.2417</text:p>
      <text:p text:style-name="P12">2064/2089 [============================&gt;.] - ETA: 0s('Score log_loss: ', <text:soft-page-break/>0.19964574365573223)</text:p>
      <text:p text:style-name="P12">79726/79726 [==============================] - 28s <text:s text:c="6"/></text:p>
      <text:p text:style-name="P12">Start KFold number 8 from 13</text:p>
      <text:p text:style-name="P12">('Split train: ', 20913, 20913)</text:p>
      <text:p text:style-name="P12">('Split valid: ', 1511, 1511)</text:p>
      <text:p text:style-name="P12">('Train drivers: ', ['p002', 'p012', 'p014', 'p015', 'p016', 'p021', 'p022', 'p024', 'p026', 'p035', 'p039', 'p041', 'p045', 'p047', 'p049', 'p050', 'p052', 'p056', 'p061', 'p064', 'p066', 'p072', 'p075', 'p081'])</text:p>
      <text:p text:style-name="P12">('Test drivers: ', ['p042', 'p051'])</text:p>
      <text:p text:style-name="P12">Train on 20913 samples, validate on 1511 samples</text:p>
      <text:p text:style-name="P12">Epoch 1/50</text:p>
      <text:p text:style-name="P12">20913/20913 [==============================] - 18s - loss: 0.5390 - val_loss: 0.1580</text:p>
      <text:p text:style-name="P12">Epoch 2/50</text:p>
      <text:p text:style-name="P12">20913/20913 [==============================] - 18s - loss: 0.5165 - val_loss: 0.2390</text:p>
      <text:p text:style-name="P12">Epoch 3/50</text:p>
      <text:p text:style-name="P12">20913/20913 [==============================] - 18s - loss: 0.5203 - val_loss: 0.3394</text:p>
      <text:p text:style-name="P12">1488/1511 [============================&gt;.] - ETA: 0s('Score log_loss: ', 0.15795969137780616)</text:p>
      <text:p text:style-name="P12">79726/79726 [==============================] - 28s <text:s text:c="5"/></text:p>
      <text:p text:style-name="P12">Start KFold number 9 from 13</text:p>
      <text:p text:style-name="P12">('Split train: ', 20849, 20849)</text:p>
      <text:p text:style-name="P12">('Split valid: ', 1575, 1575)</text:p>
      <text:p text:style-name="P12">('Train drivers: ', ['p002', 'p012', 'p014', 'p015', 'p016', 'p021', 'p022', 'p024', 'p026', 'p035', 'p039', 'p041', 'p042', 'p045', 'p049', 'p050', 'p051', 'p056', 'p061', 'p064', 'p066', 'p072', 'p075', 'p081'])</text:p>
      <text:p text:style-name="P12">('Test drivers: ', ['p047', 'p052'])</text:p>
      <text:p text:style-name="P12">Train on 20849 samples, validate on 1575 samples</text:p>
      <text:p text:style-name="P12">Epoch 1/50</text:p>
      <text:p text:style-name="P12">20849/20849 [==============================] - 18s - loss: 0.5121 - val_loss: 0.2052</text:p>
      <text:p text:style-name="P12">Epoch 2/50</text:p>
      <text:p text:style-name="P12">20849/20849 [==============================] - 18s - loss: 0.4995 - val_loss: 0.2275</text:p>
      <text:p text:style-name="P12">Epoch 3/50</text:p>
      <text:p text:style-name="P12">20849/20849 [==============================] - 18s - loss: 0.5001 - val_loss: 0.3026</text:p>
      <text:p text:style-name="P12">1575/1575 [==============================] - 0s <text:s text:c="4"/></text:p>
      <text:p text:style-name="P12">('Score log_loss: ', 0.20522516094502791)</text:p>
      <text:p text:style-name="P12">79726/79726 [==============================] - 29s <text:s text:c="6"/></text:p>
      <text:p text:style-name="P12">Start KFold number 10 from 13</text:p>
      <text:p text:style-name="P12">('Split train: ', 20570, 20570)</text:p>
      <text:p text:style-name="P12">('Split valid: ', 1854, 1854)</text:p>
      <text:p text:style-name="P12">('Train drivers: ', ['p002', 'p012', 'p014', 'p015', 'p016', 'p021', 'p022', 'p024', 'p026', 'p035', 'p039', 'p041', 'p042', 'p045', 'p047', 'p049', 'p050', 'p051', 'p052', 'p056', 'p061', 'p072', 'p075', 'p081'])</text:p>
      <text:p text:style-name="P12">('Test drivers: ', ['p064', 'p066'])</text:p>
      <text:p text:style-name="P12">Train on 20570 samples, validate on 1854 samples</text:p>
      <text:p text:style-name="P12">Epoch 1/50</text:p>
      <text:p text:style-name="P12">20570/20570 [==============================] - 18s - loss: 0.4817 - val_loss: 0.3989</text:p>
      <text:p text:style-name="P12">Epoch 2/50</text:p>
      <text:p text:style-name="P12">20570/20570 [==============================] - 18s - loss: 0.4817 - val_loss: 0.5578</text:p>
      <text:p text:style-name="P12">Epoch 3/50</text:p>
      <text:p text:style-name="P12">20570/20570 [==============================] - 18s - loss: 0.4707 - val_loss: 0.4128</text:p>
      <text:p text:style-name="P12">1840/1854 [============================&gt;.] - ETA: 0s('Score log_loss: ', 0.39893279303763218)</text:p>
      <text:p text:style-name="P12">79726/79726 [==============================] - 29s <text:s text:c="6"/></text:p>
      <text:p text:style-name="P12">Start KFold number 11 from 13</text:p>
      <text:p text:style-name="P12">('Split train: ', 20820, 20820)</text:p>
      <text:p text:style-name="P12"><text:soft-page-break/>('Split valid: ', 1604, 1604)</text:p>
      <text:p text:style-name="P12">('Train drivers: ', ['p002', 'p012', 'p014', 'p015', 'p016', 'p021', 'p022', 'p024', 'p026', 'p035', 'p039', 'p041', 'p042', 'p045', 'p047', 'p049', 'p051', 'p052', 'p056', 'p061', 'p064', 'p066', 'p072', 'p081'])</text:p>
      <text:p text:style-name="P12">('Test drivers: ', ['p050', 'p075'])</text:p>
      <text:p text:style-name="P12">Train on 20820 samples, validate on 1604 samples</text:p>
      <text:p text:style-name="P12">Epoch 1/50</text:p>
      <text:p text:style-name="P12">20820/20820 [==============================] - 18s - loss: 0.4771 - val_loss: 0.2851</text:p>
      <text:p text:style-name="P12">Epoch 2/50</text:p>
      <text:p text:style-name="P12">20820/20820 [==============================] - 18s - loss: 0.4669 - val_loss: 0.6453</text:p>
      <text:p text:style-name="P12">Epoch 3/50</text:p>
      <text:p text:style-name="P12">20820/20820 [==============================] - 18s - loss: 0.4612 - val_loss: 1.0975</text:p>
      <text:p text:style-name="P12">1584/1604 [============================&gt;.] - ETA: 0s('Score log_loss: ', 0.28514344708728268)</text:p>
      <text:p text:style-name="P12">79726/79726 [==============================] - 28s <text:s text:c="4"/></text:p>
      <text:p text:style-name="P12">Start KFold number 12 from 13</text:p>
      <text:p text:style-name="P12">('Split train: ', 20851, 20851)</text:p>
      <text:p text:style-name="P12">('Split valid: ', 1573, 1573)</text:p>
      <text:p text:style-name="P12">('Train drivers: ', ['p012', 'p014', 'p015', 'p016', 'p021', 'p022', 'p024', 'p026', 'p039', 'p041', 'p042', 'p045', 'p047', 'p049', 'p050', 'p051', 'p052', 'p056', 'p061', 'p064', 'p066', 'p072', 'p075', 'p081'])</text:p>
      <text:p text:style-name="P12">('Test drivers: ', ['p002', 'p035'])</text:p>
      <text:p text:style-name="P12">Train on 20851 samples, validate on 1573 samples</text:p>
      <text:p text:style-name="P12">Epoch 1/50</text:p>
      <text:p text:style-name="P12">20851/20851 [==============================] - 18s - loss: 0.5000 - val_loss: 0.0988</text:p>
      <text:p text:style-name="P12">Epoch 2/50</text:p>
      <text:p text:style-name="P12">20851/20851 [==============================] - 18s - loss: 0.4967 - val_loss: 0.1545</text:p>
      <text:p text:style-name="P12">Epoch 3/50</text:p>
      <text:p text:style-name="P12">20851/20851 [==============================] - 18s - loss: 0.4758 - val_loss: 0.2689</text:p>
      <text:p text:style-name="P12">1552/1573 [============================&gt;.] - ETA: 0s('Score log_loss: ', 0.098842317557755521)</text:p>
      <text:p text:style-name="P12">79726/79726 [==============================] - 28s <text:s text:c="5"/></text:p>
      <text:p text:style-name="P12">Start KFold number 13 from 13</text:p>
      <text:p text:style-name="P12">('Split train: ', 20364, 20364)</text:p>
      <text:p text:style-name="P12">('Split valid: ', 2060, 2060)</text:p>
      <text:p text:style-name="P12">('Train drivers: ', ['p002', 'p012', 'p014', 'p015', 'p016', 'p022', 'p024', 'p026', 'p035', 'p039', 'p041', 'p042', 'p045', 'p047', 'p049', 'p050', 'p051', 'p052', 'p056', 'p061', 'p064', 'p066', 'p072', 'p075'])</text:p>
      <text:p text:style-name="P12">('Test drivers: ', ['p021', 'p081'])</text:p>
      <text:p text:style-name="P12">Train on 20364 samples, validate on 2060 samples</text:p>
      <text:p text:style-name="P12">Epoch 1/50</text:p>
      <text:p text:style-name="P12">20364/20364 [==============================] - 18s - loss: 0.4814 - val_loss: 0.3710</text:p>
      <text:p text:style-name="P12">Epoch 2/50</text:p>
      <text:p text:style-name="P12">20364/20364 [==============================] - 18s - loss: 0.4642 - val_loss: 0.3997</text:p>
      <text:p text:style-name="P12">Epoch 3/50</text:p>
      <text:p text:style-name="P12">20364/20364 [==============================] - 18s - loss: 0.4636 - val_loss: 0.4812</text:p>
      <text:p text:style-name="P12">2032/2060 [============================&gt;.] - ETA: 0s('Score log_loss: ', 0.37100087631876538)</text:p>
      <text:p text:style-name="P12">79712/79726 [============================&gt;.] - ETA: 0s('Log_loss train independent avg: ', 0.38265116523332343)</text:p>
      <text:p text:style-name="P12">Final log_loss: 0.382651165233, rows: 64 cols: 64 nfolds: 13 epoch: 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6T20:49:48.821223376</meta:creation-date>
    <dc:date>2016-06-29T12:42:09.916766020</dc:date>
    <meta:editing-duration>PT2H25M16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8" meta:paragraph-count="842" meta:word-count="5749" meta:character-count="50668" meta:non-whitespace-character-count="40059"/>
  </office:meta>
</office:document-meta>
</file>